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7cm"/>
    </style:style>
    <style:style style:name="co2" style:family="table-column">
      <style:table-column-properties fo:break-before="auto" style:column-width="2.905cm"/>
    </style:style>
    <style:style style:name="co3" style:family="table-column">
      <style:table-column-properties fo:break-before="auto" style:column-width="2.545cm"/>
    </style:style>
    <style:style style:name="co4" style:family="table-column">
      <style:table-column-properties fo:break-before="auto" style:column-width="1.173cm"/>
    </style:style>
    <style:style style:name="co5" style:family="table-column">
      <style:table-column-properties fo:break-before="auto" style:column-width="1.348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1.827cm"/>
    </style:style>
    <style:style style:name="co9" style:family="table-column">
      <style:table-column-properties fo:break-before="auto" style:column-width="1.753cm"/>
    </style:style>
    <style:style style:name="co10" style:family="table-column">
      <style:table-column-properties fo:break-before="auto" style:column-width="1.893cm"/>
    </style:style>
    <style:style style:name="co11" style:family="table-column">
      <style:table-column-properties fo:break-before="auto" style:column-width="6.191cm"/>
    </style:style>
    <style:style style:name="co12" style:family="table-column">
      <style:table-column-properties fo:break-before="auto" style:column-width="2.686cm"/>
    </style:style>
    <style:style style:name="co13" style:family="table-column">
      <style:table-column-properties fo:break-before="auto" style:column-width="2.741cm"/>
    </style:style>
    <style:style style:name="co14" style:family="table-column">
      <style:table-column-properties fo:break-before="auto" style:column-width="2.822cm"/>
    </style:style>
    <style:style style:name="co15" style:family="table-column">
      <style:table-column-properties fo:break-before="auto" style:column-width="3.771cm"/>
    </style:style>
    <style:style style:name="co16" style:family="table-column">
      <style:table-column-properties fo:break-before="auto" style:column-width="7.414cm"/>
    </style:style>
    <style:style style:name="co17" style:family="table-column">
      <style:table-column-properties fo:break-before="auto" style:column-width="7.357cm"/>
    </style:style>
    <style:style style:name="co18" style:family="table-column">
      <style:table-column-properties fo:break-before="auto" style:column-width="1.896cm"/>
    </style:style>
    <style:style style:name="co19" style:family="table-column">
      <style:table-column-properties fo:break-before="auto" style:column-width="2.267cm"/>
    </style:style>
    <style:style style:name="ro1" style:family="table-row">
      <style:table-row-properties style:row-height="0.803cm" fo:break-before="auto" style:use-optimal-row-height="fals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12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20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104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tock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8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1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5" office:value-type="string">
            <text:p>Supplier</text:p>
          </table:table-cell>
          <table:table-cell table:style-name="ce1" office:value-type="string">
            <text:p>Q-jio</text:p>
          </table:table-cell>
          <table:table-cell table:style-name="ce1" office:value-type="string">
            <text:p>Q-mtr</text:p>
          </table:table-cell>
          <table:table-cell table:style-name="ce1" office:value-type="string">
            <text:p>Q-pwm</text:p>
          </table:table-cell>
          <table:table-cell table:style-name="ce1" office:value-type="string">
            <text:p>Q-pwr</text:p>
          </table:table-cell>
          <table:table-cell table:style-name="ce1" office:value-type="string">
            <text:p>Stock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Order</text:p>
          </table:table-cell>
          <table:table-cell table:style-name="ce1" office:value-type="string">
            <text:p>Pack Size</text:p>
          </table:table-cell>
          <table:table-cell table:style-name="ce7" office:value-type="string">
            <text:p>Cost per pack at this price range</text:p>
          </table:table-cell>
          <table:table-cell table:style-name="ce1" office:value-type="string">
            <text:p>Packs Needed</text:p>
          </table:table-cell>
          <table:table-cell table:style-name="ce1" office:value-type="string">
            <text:p>Order Multiple</text:p>
          </table:table-cell>
          <table:table-cell table:style-name="ce1" office:value-type="string">
            <text:p>Packs to Order</text:p>
          </table:table-cell>
          <table:table-cell table:style-name="ce9" office:value-type="string">
            <text:p>Cost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otes</text:p>
          </table:table-cell>
          <table:table-cell table:style-name="ce5" office:value-type="string">
            <text:p>JointIO</text:p>
          </table:table-cell>
          <table:table-cell table:style-name="ce5" office:value-type="string">
            <text:p>Motor</text:p>
          </table:table-cell>
          <table:table-cell table:style-name="ce5" office:value-type="string">
            <text:p>Pwm</text:p>
          </table:table-cell>
          <table:table-cell table:style-name="ce5" office:value-type="string">
            <text:p>Power</text:p>
          </table:table-cell>
          <table:table-cell table:style-name="ce5" table:number-columns-repeated="100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41050">
            <text:p>3041050</text:p>
          </table:table-cell>
          <table:table-cell office:value-type="string">
            <text:p>Farnell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685">
            <text:p>685</text:p>
          </table:table-cell>
          <table:table-cell table:formula="of:=([.D2]+[.E2]+[.F2]+[.G2])*[.$C$68]" office:value-type="float" office:value="420">
            <text:p>420</text:p>
          </table:table-cell>
          <table:table-cell table:formula="of:=IF([.I2]&gt;[.H2]; [.I2]-[.H2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148">
            <text:p>£0.148</text:p>
          </table:table-cell>
          <table:table-cell table:formula="of:=CEILING([.I2]/[.K2];1)" office:value-type="float" office:value="420">
            <text:p>420</text:p>
          </table:table-cell>
          <table:table-cell table:style-name="Default" office:value-type="float" office:value="1">
            <text:p>1</text:p>
          </table:table-cell>
          <table:table-cell table:formula="of:=CEILING([.M2]/[.N2];1)*[.N2]" office:value-type="float" office:value="420">
            <text:p>420</text:p>
          </table:table-cell>
          <table:table-cell table:formula="of:=[.O2]*[.L2]" office:value-type="currency" office:currency="GBP" office:value="62.16">
            <text:p>£62.16</text:p>
          </table:table-cell>
          <table:table-cell office:value-type="string">
            <text:p>Green cage clamps 10s</text:p>
          </table:table-cell>
          <table:table-cell office:value-type="string">
            <text:p>each box contains 100 pieces</text:p>
          </table:table-cell>
          <table:table-cell table:formula="of:=([.P2]/[.I2])*[.D2]" office:value-type="currency" office:currency="GBP" office:value="2.368">
            <text:p>£2.37</text:p>
          </table:table-cell>
          <table:table-cell table:formula="of:=([.P2]/[.I2])*[.E2]" office:value-type="currency" office:currency="GBP" office:value="0.74">
            <text:p>£0.74</text:p>
          </table:table-cell>
          <table:table-cell table:formula="of:=([.P2]/[.I2])*[.F2]" office:value-type="currency" office:currency="GBP" office:value="0">
            <text:p>£0.00</text:p>
          </table:table-cell>
          <table:table-cell table:formula="of:=([.P2]/[.I2])*[.G2]" office:value-type="currency" office:currency="GBP" office:value="0">
            <text:p>£0.00</text:p>
          </table:table-cell>
          <table:table-cell table:number-columns-repeated="1002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float" office:value="3105295">
            <text:p>3105295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33">
            <text:p>133</text:p>
          </table:table-cell>
          <table:table-cell table:formula="of:=([.D3]+[.E3]+[.F3]+[.G3])*[.$C$68]" office:value-type="float" office:value="140">
            <text:p>140</text:p>
          </table:table-cell>
          <table:table-cell table:formula="of:=IF([.I3]&gt;[.H3]; [.I3]-[.H3];0)" office:value-type="float" office:value="7">
            <text:p>7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34">
            <text:p>£0.340</text:p>
          </table:table-cell>
          <table:table-cell table:formula="of:=CEILING([.I3]/[.K3];1)" office:value-type="float" office:value="140">
            <text:p>140</text:p>
          </table:table-cell>
          <table:table-cell table:style-name="Default" office:value-type="float" office:value="1">
            <text:p>1</text:p>
          </table:table-cell>
          <table:table-cell table:formula="of:=CEILING([.M3]/[.N3];1)*[.N3]" office:value-type="float" office:value="140">
            <text:p>140</text:p>
          </table:table-cell>
          <table:table-cell table:formula="of:=[.O3]*[.L3]" office:value-type="currency" office:currency="GBP" office:value="47.6">
            <text:p>£47.60</text:p>
          </table:table-cell>
          <table:table-cell office:value-type="string">
            <text:p>Green cage clamps end cover</text:p>
          </table:table-cell>
          <table:table-cell office:value-type="string">
            <text:p>each box contains 50, most do not though</text:p>
          </table:table-cell>
          <table:table-cell table:formula="of:=([.P3]/[.I3])*[.D3]" office:value-type="currency" office:currency="GBP" office:value="1.36">
            <text:p>£1.36</text:p>
          </table:table-cell>
          <table:table-cell table:formula="of:=([.P3]/[.I3])*[.E3]" office:value-type="currency" office:currency="GBP" office:value="1.02">
            <text:p>£1.02</text:p>
          </table:table-cell>
          <table:table-cell table:formula="of:=([.P3]/[.I3])*[.F3]" office:value-type="currency" office:currency="GBP" office:value="0">
            <text:p>£0.00</text:p>
          </table:table-cell>
          <table:table-cell table:formula="of:=([.P3]/[.I3])*[.G3]" office:value-type="currency" office:currency="GBP" office:value="0">
            <text:p>£0.00</text:p>
          </table:table-cell>
          <table:table-cell table:number-columns-repeated="100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0433">
            <text:p>15043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([.D4]+[.E4]+[.F4]+[.G4])*[.$C$68]" office:value-type="float" office:value="0">
            <text:p>0</text:p>
          </table:table-cell>
          <table:table-cell table:formula="of:=IF([.I4]&gt;[.H4]; [.I4]-[.H4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2.69">
            <text:p>£2.690</text:p>
          </table:table-cell>
          <table:table-cell table:formula="of:=CEILING([.I4]/[.K4];1)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formula="of:=CEILING([.M4]/[.N4];1)*[.N4]" office:value-type="float" office:value="0">
            <text:p>0</text:p>
          </table:table-cell>
          <table:table-cell table:formula="of:=[.O4]*[.L4]" office:value-type="currency" office:currency="GBP" office:value="0">
            <text:p>£0.00</text:p>
          </table:table-cell>
          <table:table-cell office:value-type="string">
            <text:p>Ribbon cable, 8-way</text:p>
          </table:table-cell>
          <table:table-cell office:value-type="string">
            <text:p>single piece, 50m</text:p>
          </table:table-cell>
          <table:table-cell table:number-columns-repeated="100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17236">
            <text:p>1117236</text:p>
          </table:table-cell>
          <table:table-cell office:value-type="string">
            <text:p>Farnell</text:p>
          </table:table-cell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000">
            <text:p>1000</text:p>
          </table:table-cell>
          <table:table-cell table:formula="of:=([.D5]+[.E5]+[.F5]+[.G5])*[.$C$68]" office:value-type="float" office:value="660">
            <text:p>660</text:p>
          </table:table-cell>
          <table:table-cell table:formula="of:=IF([.I5]&gt;[.H5]; [.I5]-[.H5];0)" office:value-type="float" office:value="0">
            <text:p>0</text:p>
          </table:table-cell>
          <table:table-cell table:style-name="Default" office:value-type="float" office:value="5000">
            <text:p>5000</text:p>
          </table:table-cell>
          <table:table-cell office:value-type="currency" office:currency="GBP" office:value="10.55">
            <text:p>£10.550</text:p>
          </table:table-cell>
          <table:table-cell table:formula="of:=CEILING([.I5]/[.K5];1)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formula="of:=CEILING([.M5]/[.N5];1)*[.N5]" office:value-type="float" office:value="1">
            <text:p>1</text:p>
          </table:table-cell>
          <table:table-cell table:formula="of:=[.O5]*[.L5]" office:value-type="currency" office:currency="GBP" office:value="10.55">
            <text:p>£10.55</text:p>
          </table:table-cell>
          <table:table-cell office:value-type="string">
            <text:p>100k resistor reel</text:p>
          </table:table-cell>
          <table:table-cell office:value-type="string">
            <text:p>reel of 100k resistors</text:p>
          </table:table-cell>
          <table:table-cell table:formula="of:=([.P5]/[.I5])*[.D5]" office:value-type="currency" office:currency="GBP" office:value="0">
            <text:p>£0.00</text:p>
          </table:table-cell>
          <table:table-cell table:formula="of:=([.P5]/[.I5])*[.E5]" office:value-type="currency" office:currency="GBP" office:value="0.0959090909090909">
            <text:p>£0.10</text:p>
          </table:table-cell>
          <table:table-cell table:formula="of:=([.P5]/[.I5])*[.F5]" office:value-type="currency" office:currency="GBP" office:value="0.223787878787879">
            <text:p>£0.22</text:p>
          </table:table-cell>
          <table:table-cell table:formula="of:=([.P5]/[.I5])*[.G5]" office:value-type="currency" office:currency="GBP" office:value="0.20780303030303">
            <text:p>£0.21</text:p>
          </table:table-cell>
          <table:table-cell table:number-columns-repeated="100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17234">
            <text:p>1117234</text:p>
          </table:table-cell>
          <table:table-cell office:value-type="string">
            <text:p>Farnell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">
            <text:p>10</text:p>
          </table:table-cell>
          <table:table-cell office:value-type="float" office:value="1000">
            <text:p>1000</text:p>
          </table:table-cell>
          <table:table-cell table:formula="of:=([.D6]+[.E6]+[.F6]+[.G6])*[.$C$68]" office:value-type="float" office:value="1360">
            <text:p>1360</text:p>
          </table:table-cell>
          <table:table-cell table:formula="of:=IF([.I6]&gt;[.H6]; [.I6]-[.H6];0)" office:value-type="float" office:value="360">
            <text:p>360</text:p>
          </table:table-cell>
          <table:table-cell table:style-name="Default" office:value-type="float" office:value="5000">
            <text:p>5000</text:p>
          </table:table-cell>
          <table:table-cell office:value-type="currency" office:currency="GBP" office:value="10.55">
            <text:p>£10.550</text:p>
          </table:table-cell>
          <table:table-cell table:formula="of:=CEILING([.I6]/[.K6];1)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formula="of:=CEILING([.M6]/[.N6];1)*[.N6]" office:value-type="float" office:value="1">
            <text:p>1</text:p>
          </table:table-cell>
          <table:table-cell table:formula="of:=[.O6]*[.L6]" office:value-type="currency" office:currency="GBP" office:value="10.55">
            <text:p>£10.55</text:p>
          </table:table-cell>
          <table:table-cell office:value-type="string">
            <text:p>1k resistor reel</text:p>
          </table:table-cell>
          <table:table-cell office:value-type="string">
            <text:p>reel of 1k resistors</text:p>
          </table:table-cell>
          <table:table-cell table:formula="of:=([.P6]/[.I6])*[.D6]" office:value-type="currency" office:currency="GBP" office:value="0.155147058823529">
            <text:p>£0.16</text:p>
          </table:table-cell>
          <table:table-cell table:formula="of:=([.P6]/[.I6])*[.E6]" office:value-type="currency" office:currency="GBP" office:value="0.217205882352941">
            <text:p>£0.22</text:p>
          </table:table-cell>
          <table:table-cell table:formula="of:=([.P6]/[.I6])*[.F6]" office:value-type="currency" office:currency="GBP" office:value="0.0775735294117647">
            <text:p>£0.08</text:p>
          </table:table-cell>
          <table:table-cell table:formula="of:=([.P6]/[.I6])*[.G6]" office:value-type="currency" office:currency="GBP" office:value="0.0775735294117647">
            <text:p>£0.08</text:p>
          </table:table-cell>
          <table:table-cell table:number-columns-repeated="100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office:value-type="string">
            <text:p>Farnell</text:p>
          </table:table-cell>
          <table:table-cell table:number-columns-repeated="3" table:style-name="Default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7]+[.E7]+[.F7]+[.G7])*[.$C$68]" office:value-type="float" office:value="20">
            <text:p>20</text:p>
          </table:table-cell>
          <table:table-cell table:formula="of:=IF([.I7]&gt;[.H7]; [.I7]-[.H7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26">
            <text:p>£0.260</text:p>
          </table:table-cell>
          <table:table-cell table:formula="of:=CEILING([.I7]/[.K7];1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table:formula="of:=CEILING([.M7]/[.N7];1)*[.N7]" office:value-type="float" office:value="20">
            <text:p>20</text:p>
          </table:table-cell>
          <table:table-cell table:formula="of:=[.O7]*[.L7]" office:value-type="currency" office:currency="GBP" office:value="5.2">
            <text:p>£5.20</text:p>
          </table:table-cell>
          <table:table-cell office:value-type="string">
            <text:p>3-Header right angle 3way Female</text:p>
          </table:table-cell>
          <table:table-cell office:value-type="string">
            <text:p>green push connectors, 3 way</text:p>
          </table:table-cell>
          <table:table-cell table:formula="of:=([.P7]/[.I7])*[.D7]" office:value-type="currency" office:currency="GBP" office:value="0">
            <text:p>£0.00</text:p>
          </table:table-cell>
          <table:table-cell table:formula="of:=([.P7]/[.I7])*[.E7]" office:value-type="currency" office:currency="GBP" office:value="0">
            <text:p>£0.00</text:p>
          </table:table-cell>
          <table:table-cell table:formula="of:=([.P7]/[.I7])*[.F7]" office:value-type="currency" office:currency="GBP" office:value="0">
            <text:p>£0.00</text:p>
          </table:table-cell>
          <table:table-cell table:formula="of:=([.P7]/[.I7])*[.G7]" office:value-type="currency" office:currency="GBP" office:value="0.26">
            <text:p>£0.26</text:p>
          </table:table-cell>
          <table:table-cell table:number-columns-repeated="100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8">
            <text:p>208</text:p>
          </table:table-cell>
          <table:table-cell table:formula="of:=([.D8]+[.E8]+[.F8]+[.G8])*[.$C$68]" office:value-type="float" office:value="200">
            <text:p>200</text:p>
          </table:table-cell>
          <table:table-cell table:formula="of:=IF([.I8]&gt;[.H8]; [.I8]-[.H8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109">
            <text:p>£0.109</text:p>
          </table:table-cell>
          <table:table-cell table:formula="of:=CEILING([.I8]/[.K8];1)" office:value-type="float" office:value="200">
            <text:p>200</text:p>
          </table:table-cell>
          <table:table-cell table:style-name="Default" office:value-type="float" office:value="1">
            <text:p>1</text:p>
          </table:table-cell>
          <table:table-cell table:formula="of:=CEILING([.M8]/[.N8];1)*[.N8]" office:value-type="float" office:value="200">
            <text:p>200</text:p>
          </table:table-cell>
          <table:table-cell table:formula="of:=[.O8]*[.L8]" office:value-type="currency" office:currency="GBP" office:value="21.8">
            <text:p>£21.80</text:p>
          </table:table-cell>
          <table:table-cell office:value-type="string">
            <text:p>2-Header right angle 2way Female</text:p>
          </table:table-cell>
          <table:table-cell office:value-type="string">
            <text:p>green push connector 2 way</text:p>
          </table:table-cell>
          <table:table-cell table:formula="of:=([.P8]/[.I8])*[.D8]" office:value-type="currency" office:currency="GBP" office:value="0">
            <text:p>£0.00</text:p>
          </table:table-cell>
          <table:table-cell table:formula="of:=([.P8]/[.I8])*[.E8]" office:value-type="currency" office:currency="GBP" office:value="0.327">
            <text:p>£0.33</text:p>
          </table:table-cell>
          <table:table-cell table:formula="of:=([.P8]/[.I8])*[.F8]" office:value-type="currency" office:currency="GBP" office:value="0.109">
            <text:p>£0.11</text:p>
          </table:table-cell>
          <table:table-cell table:formula="of:=([.P8]/[.I8])*[.G8]" office:value-type="currency" office:currency="GBP" office:value="0.654">
            <text:p>£0.65</text:p>
          </table:table-cell>
          <table:table-cell table:number-columns-repeated="100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4">
            <text:p>4</text:p>
          </table:table-cell>
          <table:table-cell table:number-columns-repeated="2"/>
          <table:table-cell office:value-type="float" office:value="84">
            <text:p>84</text:p>
          </table:table-cell>
          <table:table-cell table:formula="of:=([.D9]+[.E9]+[.F9]+[.G9])*[.$C$68]" office:value-type="float" office:value="80">
            <text:p>80</text:p>
          </table:table-cell>
          <table:table-cell table:formula="of:=IF([.I9]&gt;[.H9]; [.I9]-[.H9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115">
            <text:p>£0.115</text:p>
          </table:table-cell>
          <table:table-cell table:formula="of:=CEILING([.I9]/[.K9];1)" office:value-type="float" office:value="80">
            <text:p>80</text:p>
          </table:table-cell>
          <table:table-cell table:style-name="Default" office:value-type="float" office:value="1">
            <text:p>1</text:p>
          </table:table-cell>
          <table:table-cell table:formula="of:=CEILING([.M9]/[.N9];1)*[.N9]" office:value-type="float" office:value="80">
            <text:p>80</text:p>
          </table:table-cell>
          <table:table-cell table:formula="of:=[.O9]*[.L9]" office:value-type="currency" office:currency="GBP" office:value="9.2">
            <text:p>£9.20</text:p>
          </table:table-cell>
          <table:table-cell office:value-type="string">
            <text:p>Data Selector/Mux SMD</text:p>
          </table:table-cell>
          <table:table-cell office:value-type="string">
            <text:p>74153 HC153 </text:p>
          </table:table-cell>
          <table:table-cell table:formula="of:=([.P9]/[.I9])*[.D9]" office:value-type="currency" office:currency="GBP" office:value="0">
            <text:p>£0.00</text:p>
          </table:table-cell>
          <table:table-cell table:formula="of:=([.P9]/[.I9])*[.E9]" office:value-type="currency" office:currency="GBP" office:value="0.46">
            <text:p>£0.46</text:p>
          </table:table-cell>
          <table:table-cell table:formula="of:=([.P9]/[.I9])*[.F9]" office:value-type="currency" office:currency="GBP" office:value="0">
            <text:p>£0.00</text:p>
          </table:table-cell>
          <table:table-cell table:formula="of:=([.P9]/[.I9])*[.G9]" office:value-type="currency" office:currency="GBP" office:value="0">
            <text:p>£0.00</text:p>
          </table:table-cell>
          <table:table-cell table:number-columns-repeated="100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4">
            <text:p>4</text:p>
          </table:table-cell>
          <table:table-cell table:number-columns-repeated="2"/>
          <table:table-cell office:value-type="float" office:value="84">
            <text:p>84</text:p>
          </table:table-cell>
          <table:table-cell table:formula="of:=([.D10]+[.E10]+[.F10]+[.G10])*[.$C$68]" office:value-type="float" office:value="80">
            <text:p>80</text:p>
          </table:table-cell>
          <table:table-cell table:formula="of:=IF([.I10]&gt;[.H10]; [.I10]-[.H10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71">
            <text:p>£0.710</text:p>
          </table:table-cell>
          <table:table-cell table:formula="of:=CEILING([.I10]/[.K10];1)" office:value-type="float" office:value="80">
            <text:p>80</text:p>
          </table:table-cell>
          <table:table-cell table:style-name="Default" office:value-type="float" office:value="1">
            <text:p>1</text:p>
          </table:table-cell>
          <table:table-cell table:formula="of:=CEILING([.M10]/[.N10];1)*[.N10]" office:value-type="float" office:value="80">
            <text:p>80</text:p>
          </table:table-cell>
          <table:table-cell table:formula="of:=[.O10]*[.L10]" office:value-type="currency" office:currency="GBP" office:value="56.8">
            <text:p>£56.80</text:p>
          </table:table-cell>
          <table:table-cell office:value-type="string">
            <text:p>MOSFET P SO8</text:p>
          </table:table-cell>
          <table:table-cell/>
          <table:table-cell table:formula="of:=([.P10]/[.I10])*[.D10]" office:value-type="currency" office:currency="GBP" office:value="0">
            <text:p>£0.00</text:p>
          </table:table-cell>
          <table:table-cell table:formula="of:=([.P10]/[.I10])*[.E10]" office:value-type="currency" office:currency="GBP" office:value="2.84">
            <text:p>£2.84</text:p>
          </table:table-cell>
          <table:table-cell table:formula="of:=([.P10]/[.I10])*[.F10]" office:value-type="currency" office:currency="GBP" office:value="0">
            <text:p>£0.00</text:p>
          </table:table-cell>
          <table:table-cell table:formula="of:=([.P10]/[.I10])*[.G10]" office:value-type="currency" office:currency="GBP" office:value="0">
            <text:p>£0.00</text:p>
          </table:table-cell>
          <table:table-cell table:number-columns-repeated="100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formula="of:=([.D11]+[.E11]+[.F11]+[.G11])*[.$C$68]" office:value-type="float" office:value="60">
            <text:p>60</text:p>
          </table:table-cell>
          <table:table-cell table:formula="of:=IF([.I11]&gt;[.H11]; [.I11]-[.H11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39">
            <text:p>£0.390</text:p>
          </table:table-cell>
          <table:table-cell table:formula="of:=CEILING([.I11]/[.K11];1)" office:value-type="float" office:value="60">
            <text:p>60</text:p>
          </table:table-cell>
          <table:table-cell table:style-name="Default" office:value-type="float" office:value="1">
            <text:p>1</text:p>
          </table:table-cell>
          <table:table-cell table:formula="of:=CEILING([.M11]/[.N11];1)*[.N11]" office:value-type="float" office:value="60">
            <text:p>60</text:p>
          </table:table-cell>
          <table:table-cell table:formula="of:=[.O11]*[.L11]" office:value-type="currency" office:currency="GBP" office:value="23.4">
            <text:p>£23.40</text:p>
          </table:table-cell>
          <table:table-cell office:value-type="string">
            <text:p>MOSFET P SO8</text:p>
          </table:table-cell>
          <table:table-cell/>
          <table:table-cell table:formula="of:=([.P11]/[.I11])*[.D11]" office:value-type="currency" office:currency="GBP" office:value="0">
            <text:p>£0.00</text:p>
          </table:table-cell>
          <table:table-cell table:formula="of:=([.P11]/[.I11])*[.E11]" office:value-type="currency" office:currency="GBP" office:value="0">
            <text:p>£0.00</text:p>
          </table:table-cell>
          <table:table-cell table:formula="of:=([.P11]/[.I11])*[.F11]" office:value-type="currency" office:currency="GBP" office:value="0">
            <text:p>£0.00</text:p>
          </table:table-cell>
          <table:table-cell table:formula="of:=([.P11]/[.I11])*[.G11]" office:value-type="currency" office:currency="GBP" office:value="1.17">
            <text:p>£1.17</text:p>
          </table:table-cell>
          <table:table-cell table:number-columns-repeated="100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40">
            <text:p>740</text:p>
          </table:table-cell>
          <table:table-cell table:formula="of:=([.D12]+[.E12]+[.F12]+[.G12])*[.$C$68]" office:value-type="float" office:value="760">
            <text:p>760</text:p>
          </table:table-cell>
          <table:table-cell table:formula="of:=IF([.I12]&gt;[.H12]; [.I12]-[.H12];0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61">
            <text:p>£0.061</text:p>
          </table:table-cell>
          <table:table-cell table:formula="of:=CEILING([.I12]/[.K12];1)" office:value-type="float" office:value="760">
            <text:p>760</text:p>
          </table:table-cell>
          <table:table-cell table:style-name="Default" office:value-type="float" office:value="10">
            <text:p>10</text:p>
          </table:table-cell>
          <table:table-cell table:formula="of:=CEILING([.M12]/[.N12];1)*[.N12]" office:value-type="float" office:value="760">
            <text:p>760</text:p>
          </table:table-cell>
          <table:table-cell table:formula="of:=[.O12]*[.L12]" office:value-type="currency" office:currency="GBP" office:value="46.36">
            <text:p>£46.36</text:p>
          </table:table-cell>
          <table:table-cell office:value-type="string">
            <text:p>RED LED</text:p>
          </table:table-cell>
          <table:table-cell table:style-name="ce2" office:value-type="float" office:value="603">
            <text:p>603</text:p>
          </table:table-cell>
          <table:table-cell table:formula="of:=([.P12]/[.I12])*[.D12]" office:value-type="currency" office:currency="GBP" office:value="0.854">
            <text:p>£0.85</text:p>
          </table:table-cell>
          <table:table-cell table:formula="of:=([.P12]/[.I12])*[.E12]" office:value-type="currency" office:currency="GBP" office:value="0.671">
            <text:p>£0.67</text:p>
          </table:table-cell>
          <table:table-cell table:formula="of:=([.P12]/[.I12])*[.F12]" office:value-type="currency" office:currency="GBP" office:value="0.183">
            <text:p>£0.18</text:p>
          </table:table-cell>
          <table:table-cell table:formula="of:=([.P12]/[.I12])*[.G12]" office:value-type="currency" office:currency="GBP" office:value="0.61">
            <text:p>£0.61</text:p>
          </table:table-cell>
          <table:table-cell table:number-columns-repeated="100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???????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table:formula="of:=([.D13]+[.E13]+[.F13]+[.G13])*[.$C$68]" office:value-type="float" office:value="80">
            <text:p>80</text:p>
          </table:table-cell>
          <table:table-cell table:formula="of:=IF([.I13]&gt;[.H13]; [.I13]-[.H13];0)" office:value-type="float" office:value="3">
            <text:p>3</text:p>
          </table:table-cell>
          <table:table-cell table:style-name="Default"/>
          <table:table-cell table:number-columns-repeated="2"/>
          <table:table-cell table:style-name="Default"/>
          <table:table-cell/>
          <table:table-cell/>
          <table:table-cell office:value-type="string">
            <text:p>Resistor R04</text:p>
          </table:table-cell>
          <table:table-cell office:value-type="string">
            <text:p>Fat resistor for current sense purposes 3W</text:p>
          </table:table-cell>
          <table:table-cell table:formula="of:=([.P13]/[.I13])*[.D13]" office:value-type="float" office:value="0">
            <text:p>0</text:p>
          </table:table-cell>
          <table:table-cell table:formula="of:=([.P13]/[.I13])*[.E13]" office:value-type="float" office:value="0">
            <text:p>0</text:p>
          </table:table-cell>
          <table:table-cell table:formula="of:=([.P13]/[.I13])*[.F13]" office:value-type="float" office:value="0">
            <text:p>0</text:p>
          </table:table-cell>
          <table:table-cell table:formula="of:=([.P13]/[.I13])*[.G13]" office:value-type="float" office:value="0">
            <text:p>0</text:p>
          </table:table-cell>
          <table:table-cell table:number-columns-repeated="100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formula="of:=([.D14]+[.E14]+[.F14]+[.G14])*[.$C$68]" office:value-type="float" office:value="60">
            <text:p>60</text:p>
          </table:table-cell>
          <table:table-cell table:formula="of:=IF([.I14]&gt;[.H14]; [.I14]-[.H14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193">
            <text:p>£0.193</text:p>
          </table:table-cell>
          <table:table-cell table:formula="of:=CEILING([.I14]/[.K14];1)" office:value-type="float" office:value="60">
            <text:p>60</text:p>
          </table:table-cell>
          <table:table-cell table:style-name="Default" office:value-type="float" office:value="1">
            <text:p>1</text:p>
          </table:table-cell>
          <table:table-cell table:formula="of:=CEILING([.M14]/[.N14];1)*[.N14]" office:value-type="float" office:value="60">
            <text:p>60</text:p>
          </table:table-cell>
          <table:table-cell table:formula="of:=[.O14]*[.L14]" office:value-type="currency" office:currency="GBP" office:value="11.58">
            <text:p>£11.58</text:p>
          </table:table-cell>
          <table:table-cell office:value-type="string">
            <text:p>International Rectifier Diode Schottky 3A 40V</text:p>
          </table:table-cell>
          <table:table-cell office:value-type="string">
            <text:p>Power board rectifier</text:p>
          </table:table-cell>
          <table:table-cell table:formula="of:=([.P14]/[.I14])*[.D14]" office:value-type="currency" office:currency="GBP" office:value="0">
            <text:p>£0.00</text:p>
          </table:table-cell>
          <table:table-cell table:formula="of:=([.P14]/[.I14])*[.E14]" office:value-type="currency" office:currency="GBP" office:value="0">
            <text:p>£0.00</text:p>
          </table:table-cell>
          <table:table-cell table:formula="of:=([.P14]/[.I14])*[.F14]" office:value-type="currency" office:currency="GBP" office:value="0">
            <text:p>£0.00</text:p>
          </table:table-cell>
          <table:table-cell table:formula="of:=([.P14]/[.I14])*[.G14]" office:value-type="currency" office:currency="GBP" office:value="0.579">
            <text:p>£0.58</text:p>
          </table:table-cell>
          <table:table-cell table:number-columns-repeated="100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table:formula="of:=([.D15]+[.E15]+[.F15]+[.G15])*[.$C$68]" office:value-type="float" office:value="60">
            <text:p>60</text:p>
          </table:table-cell>
          <table:table-cell table:formula="of:=IF([.I15]&gt;[.H15]; [.I15]-[.H15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35">
            <text:p>£0.350</text:p>
          </table:table-cell>
          <table:table-cell table:formula="of:=CEILING([.I15]/[.K15];1)" office:value-type="float" office:value="60">
            <text:p>60</text:p>
          </table:table-cell>
          <table:table-cell table:style-name="Default" office:value-type="float" office:value="5">
            <text:p>5</text:p>
          </table:table-cell>
          <table:table-cell table:formula="of:=CEILING([.M15]/[.N15];1)*[.N15]" office:value-type="float" office:value="60">
            <text:p>60</text:p>
          </table:table-cell>
          <table:table-cell table:formula="of:=[.O15]*[.L15]" office:value-type="currency" office:currency="GBP" office:value="21">
            <text:p>£21.00</text:p>
          </table:table-cell>
          <table:table-cell office:value-type="string">
            <text:p>Capacitor 220uF 10V</text:p>
          </table:table-cell>
          <table:table-cell office:value-type="string">
            <text:p>Shiny silver canisters with insulation</text:p>
          </table:table-cell>
          <table:table-cell table:formula="of:=([.P15]/[.I15])*[.D15]" office:value-type="currency" office:currency="GBP" office:value="0">
            <text:p>£0.00</text:p>
          </table:table-cell>
          <table:table-cell table:formula="of:=([.P15]/[.I15])*[.E15]" office:value-type="currency" office:currency="GBP" office:value="0">
            <text:p>£0.00</text:p>
          </table:table-cell>
          <table:table-cell table:formula="of:=([.P15]/[.I15])*[.F15]" office:value-type="currency" office:currency="GBP" office:value="0">
            <text:p>£0.00</text:p>
          </table:table-cell>
          <table:table-cell table:formula="of:=([.P15]/[.I15])*[.G15]" office:value-type="currency" office:currency="GBP" office:value="1.05">
            <text:p>£1.05</text:p>
          </table:table-cell>
          <table:table-cell table:number-columns-repeated="100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16]+[.E16]+[.F16]+[.G16])*[.$C$68]" office:value-type="float" office:value="20">
            <text:p>20</text:p>
          </table:table-cell>
          <table:table-cell table:formula="of:=IF([.I16]&gt;[.H16]; [.I16]-[.H16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34">
            <text:p>£0.340</text:p>
          </table:table-cell>
          <table:table-cell table:formula="of:=CEILING([.I16]/[.K16];1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table:formula="of:=CEILING([.M16]/[.N16];1)*[.N16]" office:value-type="float" office:value="20">
            <text:p>20</text:p>
          </table:table-cell>
          <table:table-cell table:formula="of:=[.O16]*[.L16]" office:value-type="currency" office:currency="GBP" office:value="6.8">
            <text:p>£6.80</text:p>
          </table:table-cell>
          <table:table-cell office:value-type="string">
            <text:p>Low Voltage 2.1mm power socket</text:p>
          </table:table-cell>
          <table:table-cell office:value-type="string">
            <text:p>Power socket for PCB -&gt; Battery charger</text:p>
          </table:table-cell>
          <table:table-cell table:formula="of:=([.P16]/[.I16])*[.D16]" office:value-type="currency" office:currency="GBP" office:value="0">
            <text:p>£0.00</text:p>
          </table:table-cell>
          <table:table-cell table:formula="of:=([.P16]/[.I16])*[.E16]" office:value-type="currency" office:currency="GBP" office:value="0">
            <text:p>£0.00</text:p>
          </table:table-cell>
          <table:table-cell table:formula="of:=([.P16]/[.I16])*[.F16]" office:value-type="currency" office:currency="GBP" office:value="0">
            <text:p>£0.00</text:p>
          </table:table-cell>
          <table:table-cell table:formula="of:=([.P16]/[.I16])*[.G16]" office:value-type="currency" office:currency="GBP" office:value="0.34">
            <text:p>£0.34</text:p>
          </table:table-cell>
          <table:table-cell table:number-columns-repeated="100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43">
            <text:p>43</text:p>
          </table:table-cell>
          <table:table-cell table:formula="of:=([.D17]+[.E17]+[.F17]+[.G17])*[.$C$68]" office:value-type="float" office:value="40">
            <text:p>40</text:p>
          </table:table-cell>
          <table:table-cell table:formula="of:=IF([.I17]&gt;[.H17]; [.I17]-[.H17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36">
            <text:p>£0.036</text:p>
          </table:table-cell>
          <table:table-cell table:formula="of:=CEILING([.I17]/[.K17];1)" office:value-type="float" office:value="40">
            <text:p>40</text:p>
          </table:table-cell>
          <table:table-cell table:style-name="Default" office:value-type="float" office:value="5">
            <text:p>5</text:p>
          </table:table-cell>
          <table:table-cell table:formula="of:=CEILING([.M17]/[.N17];1)*[.N17]" office:value-type="float" office:value="40">
            <text:p>40</text:p>
          </table:table-cell>
          <table:table-cell table:formula="of:=[.O17]*[.L17]" office:value-type="currency" office:currency="GBP" office:value="1.44">
            <text:p>£1.44</text:p>
          </table:table-cell>
          <table:table-cell office:value-type="string">
            <text:p>Capacitor 10uF 63V</text:p>
          </table:table-cell>
          <table:table-cell office:value-type="string">
            <text:p>cylinder capacitor, blue </text:p>
          </table:table-cell>
          <table:table-cell table:formula="of:=([.P17]/[.I17])*[.D17]" office:value-type="currency" office:currency="GBP" office:value="0">
            <text:p>£0.00</text:p>
          </table:table-cell>
          <table:table-cell table:formula="of:=([.P17]/[.I17])*[.E17]" office:value-type="currency" office:currency="GBP" office:value="0">
            <text:p>£0.00</text:p>
          </table:table-cell>
          <table:table-cell table:formula="of:=([.P17]/[.I17])*[.F17]" office:value-type="currency" office:currency="GBP" office:value="0.072">
            <text:p>£0.07</text:p>
          </table:table-cell>
          <table:table-cell table:formula="of:=([.P17]/[.I17])*[.G17]" office:value-type="currency" office:currency="GBP" office:value="0">
            <text:p>£0.00</text:p>
          </table:table-cell>
          <table:table-cell table:number-columns-repeated="100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table:formula="of:=([.D18]+[.E18]+[.F18]+[.G18])*[.$C$68]" office:value-type="float" office:value="60">
            <text:p>60</text:p>
          </table:table-cell>
          <table:table-cell table:formula="of:=IF([.I18]&gt;[.H18]; [.I18]-[.H18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38">
            <text:p>£0.380</text:p>
          </table:table-cell>
          <table:table-cell table:formula="of:=CEILING([.I18]/[.K18];1)" office:value-type="float" office:value="60">
            <text:p>60</text:p>
          </table:table-cell>
          <table:table-cell table:style-name="Default" office:value-type="float" office:value="10">
            <text:p>10</text:p>
          </table:table-cell>
          <table:table-cell table:formula="of:=CEILING([.M18]/[.N18];1)*[.N18]" office:value-type="float" office:value="60">
            <text:p>60</text:p>
          </table:table-cell>
          <table:table-cell table:formula="of:=[.O18]*[.L18]" office:value-type="currency" office:currency="GBP" office:value="22.8">
            <text:p>£22.80</text:p>
          </table:table-cell>
          <table:table-cell office:value-type="string">
            <text:p>Capacitor reel, 68UF 16V</text:p>
          </table:table-cell>
          <table:table-cell office:value-type="string">
            <text:p>silver </text:p>
          </table:table-cell>
          <table:table-cell table:formula="of:=([.P18]/[.I18])*[.D18]" office:value-type="currency" office:currency="GBP" office:value="0">
            <text:p>£0.00</text:p>
          </table:table-cell>
          <table:table-cell table:formula="of:=([.P18]/[.I18])*[.E18]" office:value-type="currency" office:currency="GBP" office:value="0">
            <text:p>£0.00</text:p>
          </table:table-cell>
          <table:table-cell table:formula="of:=([.P18]/[.I18])*[.F18]" office:value-type="currency" office:currency="GBP" office:value="0">
            <text:p>£0.00</text:p>
          </table:table-cell>
          <table:table-cell table:formula="of:=([.P18]/[.I18])*[.G18]" office:value-type="currency" office:currency="GBP" office:value="1.14">
            <text:p>£1.14</text:p>
          </table:table-cell>
          <table:table-cell table:number-columns-repeated="100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table:formula="of:=([.D19]+[.E19]+[.F19]+[.G19])*[.$C$68]" office:value-type="float" office:value="60">
            <text:p>60</text:p>
          </table:table-cell>
          <table:table-cell table:formula="of:=IF([.I19]&gt;[.H19]; [.I19]-[.H19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36">
            <text:p>£0.360</text:p>
          </table:table-cell>
          <table:table-cell table:formula="of:=CEILING([.I19]/[.K19];1)" office:value-type="float" office:value="60">
            <text:p>60</text:p>
          </table:table-cell>
          <table:table-cell table:style-name="Default" office:value-type="float" office:value="1">
            <text:p>1</text:p>
          </table:table-cell>
          <table:table-cell table:formula="of:=CEILING([.M19]/[.N19];1)*[.N19]" office:value-type="float" office:value="60">
            <text:p>60</text:p>
          </table:table-cell>
          <table:table-cell table:formula="of:=[.O19]*[.L19]" office:value-type="currency" office:currency="GBP" office:value="21.6">
            <text:p>£21.60</text:p>
          </table:table-cell>
          <table:table-cell office:value-type="string">
            <text:p>Inductor reel, 18uH 3.8A</text:p>
          </table:table-cell>
          <table:table-cell office:value-type="string">
            <text:p>big black bag</text:p>
          </table:table-cell>
          <table:table-cell table:formula="of:=([.P19]/[.I19])*[.D19]" office:value-type="currency" office:currency="GBP" office:value="0">
            <text:p>£0.00</text:p>
          </table:table-cell>
          <table:table-cell table:formula="of:=([.P19]/[.I19])*[.E19]" office:value-type="currency" office:currency="GBP" office:value="0">
            <text:p>£0.00</text:p>
          </table:table-cell>
          <table:table-cell table:formula="of:=([.P19]/[.I19])*[.F19]" office:value-type="currency" office:currency="GBP" office:value="0">
            <text:p>£0.00</text:p>
          </table:table-cell>
          <table:table-cell table:formula="of:=([.P19]/[.I19])*[.G19]" office:value-type="currency" office:currency="GBP" office:value="1.08">
            <text:p>£1.08</text:p>
          </table:table-cell>
          <table:table-cell table:number-columns-repeated="100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20]+[.E20]+[.F20]+[.G20])*[.$C$68]" office:value-type="float" office:value="20">
            <text:p>20</text:p>
          </table:table-cell>
          <table:table-cell table:formula="of:=IF([.I20]&gt;[.H20]; [.I20]-[.H20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23">
            <text:p>£0.230</text:p>
          </table:table-cell>
          <table:table-cell table:formula="of:=CEILING([.I20]/[.K20];1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table:formula="of:=CEILING([.M20]/[.N20];1)*[.N20]" office:value-type="float" office:value="20">
            <text:p>20</text:p>
          </table:table-cell>
          <table:table-cell table:formula="of:=[.O20]*[.L20]" office:value-type="currency" office:currency="GBP" office:value="4.6">
            <text:p>£4.60</text:p>
          </table:table-cell>
          <table:table-cell office:value-type="string">
            <text:p>Fuse holder PCB</text:p>
          </table:table-cell>
          <table:table-cell/>
          <table:table-cell table:formula="of:=([.P20]/[.I20])*[.D20]" office:value-type="currency" office:currency="GBP" office:value="0">
            <text:p>£0.00</text:p>
          </table:table-cell>
          <table:table-cell table:formula="of:=([.P20]/[.I20])*[.E20]" office:value-type="currency" office:currency="GBP" office:value="0">
            <text:p>£0.00</text:p>
          </table:table-cell>
          <table:table-cell table:formula="of:=([.P20]/[.I20])*[.F20]" office:value-type="currency" office:currency="GBP" office:value="0">
            <text:p>£0.00</text:p>
          </table:table-cell>
          <table:table-cell table:formula="of:=([.P20]/[.I20])*[.G20]" office:value-type="currency" office:currency="GBP" office:value="0.23">
            <text:p>£0.23</text:p>
          </table:table-cell>
          <table:table-cell table:number-columns-repeated="100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23187">
            <text:p>112318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([.D21]+[.E21]+[.F21]+[.G21])*[.$C$68]" office:value-type="float" office:value="20">
            <text:p>20</text:p>
          </table:table-cell>
          <table:table-cell table:formula="of:=IF([.I21]&gt;[.H21]; [.I21]-[.H21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132">
            <text:p>£0.132</text:p>
          </table:table-cell>
          <table:table-cell table:formula="of:=CEILING([.I21]/[.K21];1)" office:value-type="float" office:value="20">
            <text:p>20</text:p>
          </table:table-cell>
          <table:table-cell table:style-name="Default" office:value-type="float" office:value="10">
            <text:p>10</text:p>
          </table:table-cell>
          <table:table-cell table:formula="of:=CEILING([.M21]/[.N21];1)*[.N21]" office:value-type="float" office:value="20">
            <text:p>20</text:p>
          </table:table-cell>
          <table:table-cell table:formula="of:=[.O21]*[.L21]" office:value-type="currency" office:currency="GBP" office:value="2.64">
            <text:p>£2.64</text:p>
          </table:table-cell>
          <table:table-cell office:value-type="string">
            <text:p>Fuse </text:p>
          </table:table-cell>
          <table:table-cell office:value-type="string">
            <text:p>the fuses for power board</text:p>
          </table:table-cell>
          <table:table-cell table:formula="of:=([.P21]/[.I21])*[.D21]" office:value-type="currency" office:currency="GBP" office:value="0">
            <text:p>£0.00</text:p>
          </table:table-cell>
          <table:table-cell table:formula="of:=([.P21]/[.I21])*[.E21]" office:value-type="currency" office:currency="GBP" office:value="0">
            <text:p>£0.00</text:p>
          </table:table-cell>
          <table:table-cell table:formula="of:=([.P21]/[.I21])*[.F21]" office:value-type="currency" office:currency="GBP" office:value="0">
            <text:p>£0.00</text:p>
          </table:table-cell>
          <table:table-cell table:formula="of:=([.P21]/[.I21])*[.G21]" office:value-type="currency" office:currency="GBP" office:value="0.132">
            <text:p>£0.13</text:p>
          </table:table-cell>
          <table:table-cell table:number-columns-repeated="100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317">
            <text:p>317</text:p>
          </table:table-cell>
          <table:table-cell table:formula="of:=([.D22]+[.E22]+[.F22]+[.G22])*[.$C$68]" office:value-type="float" office:value="160">
            <text:p>160</text:p>
          </table:table-cell>
          <table:table-cell table:formula="of:=IF([.I22]&gt;[.H22]; [.I22]-[.H22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64">
            <text:p>£0.064</text:p>
          </table:table-cell>
          <table:table-cell table:formula="of:=CEILING([.I22]/[.K22];1)" office:value-type="float" office:value="160">
            <text:p>160</text:p>
          </table:table-cell>
          <table:table-cell table:style-name="Default" office:value-type="float" office:value="1">
            <text:p>1</text:p>
          </table:table-cell>
          <table:table-cell table:formula="of:=CEILING([.M22]/[.N22];1)*[.N22]" office:value-type="float" office:value="160">
            <text:p>160</text:p>
          </table:table-cell>
          <table:table-cell table:formula="of:=[.O22]*[.L22]" office:value-type="currency" office:currency="GBP" office:value="10.24">
            <text:p>£10.24</text:p>
          </table:table-cell>
          <table:table-cell office:value-type="string">
            <text:p>3-Way 1row header </text:p>
          </table:table-cell>
          <table:table-cell office:value-type="string">
            <text:p>Servo headers</text:p>
          </table:table-cell>
          <table:table-cell table:formula="of:=([.P22]/[.I22])*[.D22]" office:value-type="currency" office:currency="GBP" office:value="0">
            <text:p>£0.00</text:p>
          </table:table-cell>
          <table:table-cell table:formula="of:=([.P22]/[.I22])*[.E22]" office:value-type="currency" office:currency="GBP" office:value="0">
            <text:p>£0.00</text:p>
          </table:table-cell>
          <table:table-cell table:formula="of:=([.P22]/[.I22])*[.F22]" office:value-type="currency" office:currency="GBP" office:value="0.512">
            <text:p>£0.51</text:p>
          </table:table-cell>
          <table:table-cell table:formula="of:=([.P22]/[.I22])*[.G22]" office:value-type="currency" office:currency="GBP" office:value="0">
            <text:p>£0.00</text:p>
          </table:table-cell>
          <table:table-cell table:number-columns-repeated="100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86">
            <text:p>86</text:p>
          </table:table-cell>
          <table:table-cell table:formula="of:=([.D23]+[.E23]+[.F23]+[.G23])*[.$C$68]" office:value-type="float" office:value="80">
            <text:p>80</text:p>
          </table:table-cell>
          <table:table-cell table:formula="of:=IF([.I23]&gt;[.H23]; [.I23]-[.H23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31">
            <text:p>£0.310</text:p>
          </table:table-cell>
          <table:table-cell table:formula="of:=CEILING([.I23]/[.K23];1)" office:value-type="float" office:value="80">
            <text:p>80</text:p>
          </table:table-cell>
          <table:table-cell table:style-name="Default" office:value-type="float" office:value="5">
            <text:p>5</text:p>
          </table:table-cell>
          <table:table-cell table:formula="of:=CEILING([.M23]/[.N23];1)*[.N23]" office:value-type="float" office:value="80">
            <text:p>80</text:p>
          </table:table-cell>
          <table:table-cell table:formula="of:=[.O23]*[.L23]" office:value-type="currency" office:currency="GBP" office:value="24.8">
            <text:p>£24.80</text:p>
          </table:table-cell>
          <table:table-cell office:value-type="string">
            <text:p>MOSFET P SOT-23</text:p>
          </table:table-cell>
          <table:table-cell office:value-type="string">
            <text:p>P-type mosfets</text:p>
          </table:table-cell>
          <table:table-cell table:formula="of:=([.P23]/[.I23])*[.D23]" office:value-type="currency" office:currency="GBP" office:value="1.24">
            <text:p>£1.24</text:p>
          </table:table-cell>
          <table:table-cell table:formula="of:=([.P23]/[.I23])*[.E23]" office:value-type="currency" office:currency="GBP" office:value="0">
            <text:p>£0.00</text:p>
          </table:table-cell>
          <table:table-cell table:formula="of:=([.P23]/[.I23])*[.F23]" office:value-type="currency" office:currency="GBP" office:value="0">
            <text:p>£0.00</text:p>
          </table:table-cell>
          <table:table-cell table:formula="of:=([.P23]/[.I23])*[.G23]" office:value-type="currency" office:currency="GBP" office:value="0">
            <text:p>£0.00</text:p>
          </table:table-cell>
          <table:table-cell table:number-columns-repeated="100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36502">
            <text:p>636502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2">
            <text:p>22</text:p>
          </table:table-cell>
          <table:table-cell table:formula="of:=([.D24]+[.E24]+[.F24]+[.G24])*[.$C$68]" office:value-type="float" office:value="0">
            <text:p>0</text:p>
          </table:table-cell>
          <table:table-cell table:formula="of:=IF([.I24]&gt;[.H24]; [.I24]-[.H24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/>
          <table:table-cell table:formula="of:=CEILING([.I24]/[.K24];1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formula="of:=CEILING([.M24]/[.N24];1)*[.N24]" office:value-type="float" office:value="0">
            <text:p>0</text:p>
          </table:table-cell>
          <table:table-cell table:formula="of:=[.O24]*[.L24]" office:value-type="currency" office:currency="GBP" office:value="0">
            <text:p>£0.00</text:p>
          </table:table-cell>
          <table:table-cell office:value-type="string">
            <text:p>Socket IDC 8Way</text:p>
          </table:table-cell>
          <table:table-cell office:value-type="string">
            <text:p>Slug-&gt;Power board male connector</text:p>
          </table:table-cell>
          <table:table-cell table:number-columns-repeated="100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9">
            <text:p>49</text:p>
          </table:table-cell>
          <table:table-cell table:formula="of:=([.D25]+[.E25]+[.F25]+[.G25])*[.$C$68]" office:value-type="float" office:value="60">
            <text:p>60</text:p>
          </table:table-cell>
          <table:table-cell table:formula="of:=IF([.I25]&gt;[.H25]; [.I25]-[.H25];0)" office:value-type="float" office:value="11">
            <text:p>11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35">
            <text:p>£0.350</text:p>
          </table:table-cell>
          <table:table-cell table:formula="of:=CEILING([.I25]/[.K25];1)" office:value-type="float" office:value="60">
            <text:p>60</text:p>
          </table:table-cell>
          <table:table-cell table:style-name="Default" office:value-type="float" office:value="1">
            <text:p>1</text:p>
          </table:table-cell>
          <table:table-cell table:formula="of:=CEILING([.M25]/[.N25];1)*[.N25]" office:value-type="float" office:value="60">
            <text:p>60</text:p>
          </table:table-cell>
          <table:table-cell table:formula="of:=[.O25]*[.L25]" office:value-type="currency" office:currency="GBP" office:value="21">
            <text:p>£21.00</text:p>
          </table:table-cell>
          <table:table-cell office:value-type="string">
            <text:p>Crystal 32kHz</text:p>
          </table:table-cell>
          <table:table-cell office:value-type="string">
            <text:p>tiny little cylinders </text:p>
          </table:table-cell>
          <table:table-cell table:formula="of:=([.P25]/[.I25])*[.D25]" office:value-type="currency" office:currency="GBP" office:value="0.35">
            <text:p>£0.35</text:p>
          </table:table-cell>
          <table:table-cell table:formula="of:=([.P25]/[.I25])*[.E25]" office:value-type="currency" office:currency="GBP" office:value="0.35">
            <text:p>£0.35</text:p>
          </table:table-cell>
          <table:table-cell table:formula="of:=([.P25]/[.I25])*[.F25]" office:value-type="currency" office:currency="GBP" office:value="0.35">
            <text:p>£0.35</text:p>
          </table:table-cell>
          <table:table-cell table:formula="of:=([.P25]/[.I25])*[.G25]" office:value-type="currency" office:currency="GBP" office:value="0">
            <text:p>£0.00</text:p>
          </table:table-cell>
          <table:table-cell table:number-columns-repeated="100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office:value-type="string">
            <text:p>Farnel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formula="of:=([.D26]+[.E26]+[.F26]+[.G26])*[.$C$68]" office:value-type="float" office:value="40">
            <text:p>40</text:p>
          </table:table-cell>
          <table:table-cell table:formula="of:=IF([.I26]&gt;[.H26]; [.I26]-[.H26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57">
            <text:p>£0.570</text:p>
          </table:table-cell>
          <table:table-cell table:formula="of:=CEILING([.I26]/[.K26];1)" office:value-type="float" office:value="40">
            <text:p>40</text:p>
          </table:table-cell>
          <table:table-cell table:style-name="Default" office:value-type="float" office:value="1">
            <text:p>1</text:p>
          </table:table-cell>
          <table:table-cell table:formula="of:=CEILING([.M26]/[.N26];1)*[.N26]" office:value-type="float" office:value="40">
            <text:p>40</text:p>
          </table:table-cell>
          <table:table-cell table:formula="of:=[.O26]*[.L26]" office:value-type="currency" office:currency="GBP" office:value="22.8">
            <text:p>£22.80</text:p>
          </table:table-cell>
          <table:table-cell office:value-type="string">
            <text:p>Diode Schottky</text:p>
          </table:table-cell>
          <table:table-cell office:value-type="string">
            <text:p>12A Dpak Fat diodes, motor board </text:p>
          </table:table-cell>
          <table:table-cell table:formula="of:=([.P26]/[.I26])*[.D26]" office:value-type="currency" office:currency="GBP" office:value="0">
            <text:p>£0.00</text:p>
          </table:table-cell>
          <table:table-cell table:formula="of:=([.P26]/[.I26])*[.E26]" office:value-type="currency" office:currency="GBP" office:value="0.57">
            <text:p>£0.57</text:p>
          </table:table-cell>
          <table:table-cell table:formula="of:=([.P26]/[.I26])*[.F26]" office:value-type="currency" office:currency="GBP" office:value="0">
            <text:p>£0.00</text:p>
          </table:table-cell>
          <table:table-cell table:formula="of:=([.P26]/[.I26])*[.G26]" office:value-type="currency" office:currency="GBP" office:value="0.57">
            <text:p>£0.57</text:p>
          </table:table-cell>
          <table:table-cell table:number-columns-repeated="100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429">
            <text:p>429</text:p>
          </table:table-cell>
          <table:table-cell table:formula="of:=([.D27]+[.E27]+[.F27]+[.G27])*[.$C$68]" office:value-type="float" office:value="260">
            <text:p>260</text:p>
          </table:table-cell>
          <table:table-cell table:formula="of:=IF([.I27]&gt;[.H27]; [.I27]-[.H27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56">
            <text:p>£0.056</text:p>
          </table:table-cell>
          <table:table-cell table:formula="of:=CEILING([.I27]/[.K27];1)" office:value-type="float" office:value="260">
            <text:p>260</text:p>
          </table:table-cell>
          <table:table-cell table:style-name="Default" office:value-type="float" office:value="5">
            <text:p>5</text:p>
          </table:table-cell>
          <table:table-cell table:formula="of:=CEILING([.M27]/[.N27];1)*[.N27]" office:value-type="float" office:value="260">
            <text:p>260</text:p>
          </table:table-cell>
          <table:table-cell table:formula="of:=[.O27]*[.L27]" office:value-type="currency" office:currency="GBP" office:value="14.56">
            <text:p>£14.56</text:p>
          </table:table-cell>
          <table:table-cell office:value-type="string">
            <text:p>Diode schottky dual </text:p>
          </table:table-cell>
          <table:table-cell office:value-type="string">
            <text:p>small little diodes</text:p>
          </table:table-cell>
          <table:table-cell table:formula="of:=([.P27]/[.I27])*[.D27]" office:value-type="currency" office:currency="GBP" office:value="0.448">
            <text:p>£0.45</text:p>
          </table:table-cell>
          <table:table-cell table:formula="of:=([.P27]/[.I27])*[.E27]" office:value-type="currency" office:currency="GBP" office:value="0.224">
            <text:p>£0.22</text:p>
          </table:table-cell>
          <table:table-cell table:formula="of:=([.P27]/[.I27])*[.F27]" office:value-type="currency" office:currency="GBP" office:value="0.056">
            <text:p>£0.06</text:p>
          </table:table-cell>
          <table:table-cell table:formula="of:=([.P27]/[.I27])*[.G27]" office:value-type="currency" office:currency="GBP" office:value="0">
            <text:p>£0.00</text:p>
          </table:table-cell>
          <table:table-cell table:number-columns-repeated="100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971890">
            <text:p>997189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99">
            <text:p>99</text:p>
          </table:table-cell>
          <table:table-cell table:formula="of:=([.D28]+[.E28]+[.F28]+[.G28])*[.$C$68]" office:value-type="float" office:value="0">
            <text:p>0</text:p>
          </table:table-cell>
          <table:table-cell table:formula="of:=IF([.I28]&gt;[.H28]; [.I28]-[.H28];0)" office:value-type="float" office:value="0">
            <text:p>0</text:p>
          </table:table-cell>
          <table:table-cell table:style-name="Default" office:value-type="float" office:value="100">
            <text:p>100</text:p>
          </table:table-cell>
          <table:table-cell/>
          <table:table-cell table:formula="of:=CEILING([.I28]/[.K28];1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formula="of:=CEILING([.M28]/[.N28];1)*[.N28]" office:value-type="float" office:value="0">
            <text:p>0</text:p>
          </table:table-cell>
          <table:table-cell table:formula="of:=[.O28]*[.L28]" office:value-type="currency" office:currency="GBP" office:value="0">
            <text:p>£0.00</text:p>
          </table:table-cell>
          <table:table-cell office:value-type="string">
            <text:p>Crimp terminal female</text:p>
          </table:table-cell>
          <table:table-cell office:value-type="string">
            <text:p>blue plastic coating</text:p>
          </table:table-cell>
          <table:table-cell table:number-columns-repeated="100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92">
            <text:p>392</text:p>
          </table:table-cell>
          <table:table-cell table:formula="of:=([.D29]+[.E29]+[.F29]+[.G29])*[.$C$68]" office:value-type="float" office:value="360">
            <text:p>360</text:p>
          </table:table-cell>
          <table:table-cell table:formula="of:=IF([.I29]&gt;[.H29]; [.I29]-[.H29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13">
            <text:p>£0.013</text:p>
          </table:table-cell>
          <table:table-cell table:formula="of:=CEILING([.I29]/[.K29];1)" office:value-type="float" office:value="360">
            <text:p>360</text:p>
          </table:table-cell>
          <table:table-cell table:style-name="Default" office:value-type="float" office:value="10">
            <text:p>10</text:p>
          </table:table-cell>
          <table:table-cell table:formula="of:=CEILING([.M29]/[.N29];1)*[.N29]" office:value-type="float" office:value="360">
            <text:p>360</text:p>
          </table:table-cell>
          <table:table-cell table:formula="of:=[.O29]*[.L29]" office:value-type="currency" office:currency="GBP" office:value="4.68">
            <text:p>£4.68</text:p>
          </table:table-cell>
          <table:table-cell office:value-type="string">
            <text:p>Capacitor 100nF 50V </text:p>
          </table:table-cell>
          <table:table-cell office:value-type="string">
            <text:p>SM capacitors</text:p>
          </table:table-cell>
          <table:table-cell table:formula="of:=([.P29]/[.I29])*[.D29]" office:value-type="currency" office:currency="GBP" office:value="0.013">
            <text:p>£0.01</text:p>
          </table:table-cell>
          <table:table-cell table:formula="of:=([.P29]/[.I29])*[.E29]" office:value-type="currency" office:currency="GBP" office:value="0.091">
            <text:p>£0.09</text:p>
          </table:table-cell>
          <table:table-cell table:formula="of:=([.P29]/[.I29])*[.F29]" office:value-type="currency" office:currency="GBP" office:value="0.039">
            <text:p>£0.04</text:p>
          </table:table-cell>
          <table:table-cell table:formula="of:=([.P29]/[.I29])*[.G29]" office:value-type="currency" office:currency="GBP" office:value="0.091">
            <text:p>£0.09</text:p>
          </table:table-cell>
          <table:table-cell table:number-columns-repeated="100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845321">
            <text:p>9845321</text:p>
          </table:table-cell>
          <table:table-cell office:value-type="string">
            <text:p>Farnell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table:formula="of:=([.D30]+[.E30]+[.F30]+[.G30])*[.$C$68]" office:value-type="float" office:value="300">
            <text:p>300</text:p>
          </table:table-cell>
          <table:table-cell table:formula="of:=IF([.I30]&gt;[.H30]; [.I30]-[.H30];0)" office:value-type="float" office:value="146">
            <text:p>146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132">
            <text:p>£0.132</text:p>
          </table:table-cell>
          <table:table-cell table:formula="of:=CEILING([.I30]/[.K30];1)" office:value-type="float" office:value="300">
            <text:p>300</text:p>
          </table:table-cell>
          <table:table-cell table:style-name="Default" office:value-type="float" office:value="5">
            <text:p>5</text:p>
          </table:table-cell>
          <table:table-cell table:formula="of:=CEILING([.M30]/[.N30];1)*[.N30]" office:value-type="float" office:value="300">
            <text:p>300</text:p>
          </table:table-cell>
          <table:table-cell table:formula="of:=[.O30]*[.L30]" office:value-type="currency" office:currency="GBP" office:value="39.6">
            <text:p>£39.60</text:p>
          </table:table-cell>
          <table:table-cell office:value-type="string">
            <text:p>MOSFET N SMD SOT323</text:p>
          </table:table-cell>
          <table:table-cell office:value-type="string">
            <text:p>unopened bag</text:p>
          </table:table-cell>
          <table:table-cell table:formula="of:=([.P30]/[.I30])*[.D30]" office:value-type="currency" office:currency="GBP" office:value="0">
            <text:p>£0.00</text:p>
          </table:table-cell>
          <table:table-cell table:formula="of:=([.P30]/[.I30])*[.E30]" office:value-type="currency" office:currency="GBP" office:value="1.584">
            <text:p>£1.58</text:p>
          </table:table-cell>
          <table:table-cell table:formula="of:=([.P30]/[.I30])*[.F30]" office:value-type="currency" office:currency="GBP" office:value="0">
            <text:p>£0.00</text:p>
          </table:table-cell>
          <table:table-cell table:formula="of:=([.P30]/[.I30])*[.G30]" office:value-type="currency" office:currency="GBP" office:value="0.396">
            <text:p>£0.40</text:p>
          </table:table-cell>
          <table:table-cell table:number-columns-repeated="100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([.D31]+[.E31]+[.F31]+[.G31])*[.$C$68]" office:value-type="float" office:value="20">
            <text:p>20</text:p>
          </table:table-cell>
          <table:table-cell table:formula="of:=IF([.I31]&gt;[.H31]; [.I31]-[.H31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06">
            <text:p>£0.006</text:p>
          </table:table-cell>
          <table:table-cell table:formula="of:=CEILING([.I31]/[.K31];1)" office:value-type="float" office:value="20">
            <text:p>20</text:p>
          </table:table-cell>
          <table:table-cell table:style-name="Default" office:value-type="float" office:value="50">
            <text:p>50</text:p>
          </table:table-cell>
          <table:table-cell table:formula="of:=CEILING([.M31]/[.N31];1)*[.N31]" office:value-type="float" office:value="50">
            <text:p>50</text:p>
          </table:table-cell>
          <table:table-cell table:formula="of:=[.O31]*[.L31]" office:value-type="currency" office:currency="GBP" office:value="0.3">
            <text:p>£0.30</text:p>
          </table:table-cell>
          <table:table-cell office:value-type="string">
            <text:p>Resistor 0603 2k7</text:p>
          </table:table-cell>
          <table:table-cell office:value-type="string">
            <text:p>little pink bag</text:p>
          </table:table-cell>
          <table:table-cell table:formula="of:=([.P31]/[.I31])*[.D31]" office:value-type="currency" office:currency="GBP" office:value="0">
            <text:p>£0.00</text:p>
          </table:table-cell>
          <table:table-cell table:formula="of:=([.P31]/[.I31])*[.E31]" office:value-type="currency" office:currency="GBP" office:value="0">
            <text:p>£0.00</text:p>
          </table:table-cell>
          <table:table-cell table:formula="of:=([.P31]/[.I31])*[.F31]" office:value-type="currency" office:currency="GBP" office:value="0">
            <text:p>£0.00</text:p>
          </table:table-cell>
          <table:table-cell table:formula="of:=([.P31]/[.I31])*[.G31]" office:value-type="currency" office:currency="GBP" office:value="0.015">
            <text:p>£0.02</text:p>
          </table:table-cell>
          <table:table-cell table:number-columns-repeated="100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table:formula="of:=([.D32]+[.E32]+[.F32]+[.G32])*[.$C$68]" office:value-type="float" office:value="40">
            <text:p>40</text:p>
          </table:table-cell>
          <table:table-cell table:formula="of:=IF([.I32]&gt;[.H32]; [.I32]-[.H32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11">
            <text:p>£0.011</text:p>
          </table:table-cell>
          <table:table-cell table:formula="of:=CEILING([.I32]/[.K32];1)" office:value-type="float" office:value="40">
            <text:p>40</text:p>
          </table:table-cell>
          <table:table-cell table:style-name="Default" office:value-type="float" office:value="50">
            <text:p>50</text:p>
          </table:table-cell>
          <table:table-cell table:formula="of:=CEILING([.M32]/[.N32];1)*[.N32]" office:value-type="float" office:value="50">
            <text:p>50</text:p>
          </table:table-cell>
          <table:table-cell table:formula="of:=[.O32]*[.L32]" office:value-type="currency" office:currency="GBP" office:value="0.55">
            <text:p>£0.55</text:p>
          </table:table-cell>
          <table:table-cell office:value-type="string">
            <text:p>Resistor 0603 10KR</text:p>
          </table:table-cell>
          <table:table-cell office:value-type="string">
            <text:p>translucent silver/black bag</text:p>
          </table:table-cell>
          <table:table-cell table:formula="of:=([.P32]/[.I32])*[.D32]" office:value-type="currency" office:currency="GBP" office:value="0">
            <text:p>£0.00</text:p>
          </table:table-cell>
          <table:table-cell table:formula="of:=([.P32]/[.I32])*[.E32]" office:value-type="currency" office:currency="GBP" office:value="0">
            <text:p>£0.00</text:p>
          </table:table-cell>
          <table:table-cell table:formula="of:=([.P32]/[.I32])*[.F32]" office:value-type="currency" office:currency="GBP" office:value="0">
            <text:p>£0.00</text:p>
          </table:table-cell>
          <table:table-cell table:formula="of:=([.P32]/[.I32])*[.G32]" office:value-type="currency" office:currency="GBP" office:value="0.0275">
            <text:p>£0.03</text:p>
          </table:table-cell>
          <table:table-cell table:number-columns-repeated="100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table:formula="of:=([.D33]+[.E33]+[.F33]+[.G33])*[.$C$68]" office:value-type="float" office:value="60">
            <text:p>60</text:p>
          </table:table-cell>
          <table:table-cell table:formula="of:=IF([.I33]&gt;[.H33]; [.I33]-[.H33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96">
            <text:p>£0.096</text:p>
          </table:table-cell>
          <table:table-cell table:formula="of:=CEILING([.I33]/[.K33];1)" office:value-type="float" office:value="60">
            <text:p>60</text:p>
          </table:table-cell>
          <table:table-cell table:style-name="Default" office:value-type="float" office:value="10">
            <text:p>10</text:p>
          </table:table-cell>
          <table:table-cell table:formula="of:=CEILING([.M33]/[.N33];1)*[.N33]" office:value-type="float" office:value="60">
            <text:p>60</text:p>
          </table:table-cell>
          <table:table-cell table:formula="of:=[.O33]*[.L33]" office:value-type="currency" office:currency="GBP" office:value="5.76">
            <text:p>£5.76</text:p>
          </table:table-cell>
          <table:table-cell office:value-type="string">
            <text:p>Capacitor 0603 470nF 16V</text:p>
          </table:table-cell>
          <table:table-cell office:value-type="string">
            <text:p>translucent </text:p>
          </table:table-cell>
          <table:table-cell table:formula="of:=([.P33]/[.I33])*[.D33]" office:value-type="currency" office:currency="GBP" office:value="0">
            <text:p>£0.00</text:p>
          </table:table-cell>
          <table:table-cell table:formula="of:=([.P33]/[.I33])*[.E33]" office:value-type="currency" office:currency="GBP" office:value="0">
            <text:p>£0.00</text:p>
          </table:table-cell>
          <table:table-cell table:formula="of:=([.P33]/[.I33])*[.F33]" office:value-type="currency" office:currency="GBP" office:value="0">
            <text:p>£0.00</text:p>
          </table:table-cell>
          <table:table-cell table:formula="of:=([.P33]/[.I33])*[.G33]" office:value-type="currency" office:currency="GBP" office:value="0.288">
            <text:p>£0.29</text:p>
          </table:table-cell>
          <table:table-cell table:number-columns-repeated="100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office:value-type="string">
            <text:p>Farnell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8">
            <text:p>38</text:p>
          </table:table-cell>
          <table:table-cell table:formula="of:=([.D34]+[.E34]+[.F34]+[.G34])*[.$C$68]" office:value-type="float" office:value="20">
            <text:p>20</text:p>
          </table:table-cell>
          <table:table-cell table:formula="of:=IF([.I34]&gt;[.H34]; [.I34]-[.H34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4">
            <text:p>£0.040</text:p>
          </table:table-cell>
          <table:table-cell table:formula="of:=CEILING([.I34]/[.K34];1)" office:value-type="float" office:value="20">
            <text:p>20</text:p>
          </table:table-cell>
          <table:table-cell table:style-name="Default" office:value-type="float" office:value="10">
            <text:p>10</text:p>
          </table:table-cell>
          <table:table-cell table:formula="of:=CEILING([.M34]/[.N34];1)*[.N34]" office:value-type="float" office:value="20">
            <text:p>20</text:p>
          </table:table-cell>
          <table:table-cell table:formula="of:=[.O34]*[.L34]" office:value-type="currency" office:currency="GBP" office:value="0.8">
            <text:p>£0.80</text:p>
          </table:table-cell>
          <table:table-cell office:value-type="string">
            <text:p>Capacitor 47uF 16V</text:p>
          </table:table-cell>
          <table:table-cell office:value-type="string">
            <text:p>cylindrical black capacitors</text:p>
          </table:table-cell>
          <table:table-cell table:formula="of:=([.P34]/[.I34])*[.D34]" office:value-type="currency" office:currency="GBP" office:value="0">
            <text:p>£0.00</text:p>
          </table:table-cell>
          <table:table-cell table:formula="of:=([.P34]/[.I34])*[.E34]" office:value-type="currency" office:currency="GBP" office:value="0.04">
            <text:p>£0.04</text:p>
          </table:table-cell>
          <table:table-cell table:formula="of:=([.P34]/[.I34])*[.F34]" office:value-type="currency" office:currency="GBP" office:value="0">
            <text:p>£0.00</text:p>
          </table:table-cell>
          <table:table-cell table:formula="of:=([.P34]/[.I34])*[.G34]" office:value-type="currency" office:currency="GBP" office:value="0">
            <text:p>£0.00</text:p>
          </table:table-cell>
          <table:table-cell table:number-columns-repeated="100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7">
            <text:p>27</text:p>
          </table:table-cell>
          <table:table-cell table:formula="of:=([.D35]+[.E35]+[.F35]+[.G35])*[.$C$68]" office:value-type="float" office:value="60">
            <text:p>60</text:p>
          </table:table-cell>
          <table:table-cell table:formula="of:=IF([.I35]&gt;[.H35]; [.I35]-[.H35];0)" office:value-type="float" office:value="33">
            <text:p>33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19">
            <text:p>£0.190</text:p>
          </table:table-cell>
          <table:table-cell table:formula="of:=CEILING([.I35]/[.K35];1)" office:value-type="float" office:value="60">
            <text:p>60</text:p>
          </table:table-cell>
          <table:table-cell table:style-name="Default" office:value-type="float" office:value="1">
            <text:p>1</text:p>
          </table:table-cell>
          <table:table-cell table:formula="of:=CEILING([.M35]/[.N35];1)*[.N35]" office:value-type="float" office:value="60">
            <text:p>60</text:p>
          </table:table-cell>
          <table:table-cell table:formula="of:=[.O35]*[.L35]" office:value-type="currency" office:currency="GBP" office:value="11.4">
            <text:p>£11.40</text:p>
          </table:table-cell>
          <table:table-cell office:value-type="string">
            <text:p>4-way 1row headers</text:p>
          </table:table-cell>
          <table:table-cell office:value-type="string">
            <text:p>programming headers</text:p>
          </table:table-cell>
          <table:table-cell table:formula="of:=([.P35]/[.I35])*[.D35]" office:value-type="currency" office:currency="GBP" office:value="0.19">
            <text:p>£0.19</text:p>
          </table:table-cell>
          <table:table-cell table:formula="of:=([.P35]/[.I35])*[.E35]" office:value-type="currency" office:currency="GBP" office:value="0.19">
            <text:p>£0.19</text:p>
          </table:table-cell>
          <table:table-cell table:formula="of:=([.P35]/[.I35])*[.F35]" office:value-type="currency" office:currency="GBP" office:value="0.19">
            <text:p>£0.19</text:p>
          </table:table-cell>
          <table:table-cell table:formula="of:=([.P35]/[.I35])*[.G35]" office:value-type="currency" office:currency="GBP" office:value="0">
            <text:p>£0.00</text:p>
          </table:table-cell>
          <table:table-cell table:number-columns-repeated="100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29">
            <text:p>29</text:p>
          </table:table-cell>
          <table:table-cell table:formula="of:=([.D36]+[.E36]+[.F36]+[.G36])*[.$C$68]" office:value-type="float" office:value="20">
            <text:p>20</text:p>
          </table:table-cell>
          <table:table-cell table:formula="of:=IF([.I36]&gt;[.H36]; [.I36]-[.H36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73">
            <text:p>£0.073</text:p>
          </table:table-cell>
          <table:table-cell table:formula="of:=CEILING([.I36]/[.K36];1)" office:value-type="float" office:value="20">
            <text:p>20</text:p>
          </table:table-cell>
          <table:table-cell table:style-name="Default" office:value-type="float" office:value="10">
            <text:p>10</text:p>
          </table:table-cell>
          <table:table-cell table:formula="of:=CEILING([.M36]/[.N36];1)*[.N36]" office:value-type="float" office:value="20">
            <text:p>20</text:p>
          </table:table-cell>
          <table:table-cell table:formula="of:=[.O36]*[.L36]" office:value-type="currency" office:currency="GBP" office:value="1.46">
            <text:p>£1.46</text:p>
          </table:table-cell>
          <table:table-cell office:value-type="string">
            <text:p>Diode Zener 3.3V 5% SOD-323</text:p>
          </table:table-cell>
          <table:table-cell office:value-type="string">
            <text:p>diodes</text:p>
          </table:table-cell>
          <table:table-cell table:formula="of:=([.P36]/[.I36])*[.D36]" office:value-type="currency" office:currency="GBP" office:value="0">
            <text:p>£0.00</text:p>
          </table:table-cell>
          <table:table-cell table:formula="of:=([.P36]/[.I36])*[.E36]" office:value-type="currency" office:currency="GBP" office:value="0">
            <text:p>£0.00</text:p>
          </table:table-cell>
          <table:table-cell table:formula="of:=([.P36]/[.I36])*[.F36]" office:value-type="currency" office:currency="GBP" office:value="0.073">
            <text:p>£0.07</text:p>
          </table:table-cell>
          <table:table-cell table:formula="of:=([.P36]/[.I36])*[.G36]" office:value-type="currency" office:currency="GBP" office:value="0">
            <text:p>£0.00</text:p>
          </table:table-cell>
          <table:table-cell table:number-columns-repeated="100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([.D37]+[.E37]+[.F37]+[.G37])*[.$C$68]" office:value-type="float" office:value="140">
            <text:p>140</text:p>
          </table:table-cell>
          <table:table-cell table:formula="of:=IF([.I37]&gt;[.H37]; [.I37]-[.H37];0)" office:value-type="float" office:value="134">
            <text:p>134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29">
            <text:p>£0.290</text:p>
          </table:table-cell>
          <table:table-cell table:formula="of:=CEILING([.I37]/[.K37];1)" office:value-type="float" office:value="140">
            <text:p>140</text:p>
          </table:table-cell>
          <table:table-cell table:style-name="Default" office:value-type="float" office:value="1">
            <text:p>1</text:p>
          </table:table-cell>
          <table:table-cell table:formula="of:=CEILING([.M37]/[.N37];1)*[.N37]" office:value-type="float" office:value="140">
            <text:p>140</text:p>
          </table:table-cell>
          <table:table-cell table:formula="of:=[.O37]*[.L37]" office:value-type="currency" office:currency="GBP" office:value="40.6">
            <text:p>£40.60</text:p>
          </table:table-cell>
          <table:table-cell office:value-type="string">
            <text:p>I2C right angle PCB socket</text:p>
          </table:table-cell>
          <table:table-cell office:value-type="string">
            <text:p>female</text:p>
          </table:table-cell>
          <table:table-cell table:formula="of:=([.P37]/[.I37])*[.D37]" office:value-type="currency" office:currency="GBP" office:value="0.29">
            <text:p>£0.29</text:p>
          </table:table-cell>
          <table:table-cell table:formula="of:=([.P37]/[.I37])*[.E37]" office:value-type="currency" office:currency="GBP" office:value="0.29">
            <text:p>£0.29</text:p>
          </table:table-cell>
          <table:table-cell table:formula="of:=([.P37]/[.I37])*[.F37]" office:value-type="currency" office:currency="GBP" office:value="0.29">
            <text:p>£0.29</text:p>
          </table:table-cell>
          <table:table-cell table:formula="of:=([.P37]/[.I37])*[.G37]" office:value-type="currency" office:currency="GBP" office:value="1.16">
            <text:p>£1.16</text:p>
          </table:table-cell>
          <table:table-cell table:number-columns-repeated="100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([.D38]+[.E38]+[.F38]+[.G38])*[.$C$68]" office:value-type="float" office:value="20">
            <text:p>20</text:p>
          </table:table-cell>
          <table:table-cell table:formula="of:=IF([.I38]&gt;[.H38]; [.I38]-[.H38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28">
            <text:p>£0.028</text:p>
          </table:table-cell>
          <table:table-cell table:formula="of:=CEILING([.I38]/[.K38];1)" office:value-type="float" office:value="20">
            <text:p>20</text:p>
          </table:table-cell>
          <table:table-cell table:style-name="Default" office:value-type="float" office:value="5">
            <text:p>5</text:p>
          </table:table-cell>
          <table:table-cell table:formula="of:=CEILING([.M38]/[.N38];1)*[.N38]" office:value-type="float" office:value="20">
            <text:p>20</text:p>
          </table:table-cell>
          <table:table-cell table:formula="of:=[.O38]*[.L38]" office:value-type="currency" office:currency="GBP" office:value="0.56">
            <text:p>£0.56</text:p>
          </table:table-cell>
          <table:table-cell office:value-type="string">
            <text:p>Capacitor 1.0uF 16V</text:p>
          </table:table-cell>
          <table:table-cell office:value-type="string">
            <text:p>black cylindrical caps</text:p>
          </table:table-cell>
          <table:table-cell table:formula="of:=([.P38]/[.I38])*[.D38]" office:value-type="currency" office:currency="GBP" office:value="0.028">
            <text:p>£0.03</text:p>
          </table:table-cell>
          <table:table-cell table:formula="of:=([.P38]/[.I38])*[.E38]" office:value-type="currency" office:currency="GBP" office:value="0">
            <text:p>£0.00</text:p>
          </table:table-cell>
          <table:table-cell table:formula="of:=([.P38]/[.I38])*[.F38]" office:value-type="currency" office:currency="GBP" office:value="0">
            <text:p>£0.00</text:p>
          </table:table-cell>
          <table:table-cell table:formula="of:=([.P38]/[.I38])*[.G38]" office:value-type="currency" office:currency="GBP" office:value="0">
            <text:p>£0.00</text:p>
          </table:table-cell>
          <table:table-cell table:number-columns-repeated="100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office:value-type="string">
            <text:p>Farnell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([.D39]+[.E39]+[.F39]+[.G39])*[.$C$68]" office:value-type="float" office:value="40">
            <text:p>40</text:p>
          </table:table-cell>
          <table:table-cell table:formula="of:=IF([.I39]&gt;[.H39]; [.I39]-[.H39];0)" office:value-type="float" office:value="16">
            <text:p>16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13">
            <text:p>£0.130</text:p>
          </table:table-cell>
          <table:table-cell table:formula="of:=CEILING([.I39]/[.K39];1)" office:value-type="float" office:value="40">
            <text:p>40</text:p>
          </table:table-cell>
          <table:table-cell table:style-name="Default" office:value-type="float" office:value="25">
            <text:p>25</text:p>
          </table:table-cell>
          <table:table-cell table:formula="of:=CEILING([.M39]/[.N39];1)*[.N39]" office:value-type="float" office:value="50">
            <text:p>50</text:p>
          </table:table-cell>
          <table:table-cell table:formula="of:=[.O39]*[.L39]" office:value-type="currency" office:currency="GBP" office:value="6.5">
            <text:p>£6.50</text:p>
          </table:table-cell>
          <table:table-cell office:value-type="string">
            <text:p>Tacticle Switch SPNO</text:p>
          </table:table-cell>
          <table:table-cell office:value-type="string">
            <text:p>SMD switch for power board</text:p>
          </table:table-cell>
          <table:table-cell table:formula="of:=([.P39]/[.I39])*[.D39]" office:value-type="currency" office:currency="GBP" office:value="0">
            <text:p>£0.00</text:p>
          </table:table-cell>
          <table:table-cell table:formula="of:=([.P39]/[.I39])*[.E39]" office:value-type="currency" office:currency="GBP" office:value="0">
            <text:p>£0.00</text:p>
          </table:table-cell>
          <table:table-cell table:formula="of:=([.P39]/[.I39])*[.F39]" office:value-type="currency" office:currency="GBP" office:value="0.1625">
            <text:p>£0.16</text:p>
          </table:table-cell>
          <table:table-cell table:formula="of:=([.P39]/[.I39])*[.G39]" office:value-type="currency" office:currency="GBP" office:value="0.1625">
            <text:p>£0.16</text:p>
          </table:table-cell>
          <table:table-cell table:number-columns-repeated="100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882287">
            <text:p>3882287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([.D40]+[.E40]+[.F40]+[.G40])*[.$C$68]" office:value-type="float" office:value="0">
            <text:p>0</text:p>
          </table:table-cell>
          <table:table-cell table:formula="of:=IF([.I40]&gt;[.H40]; [.I40]-[.H40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/>
          <table:table-cell table:formula="of:=CEILING([.I40]/[.K40];1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formula="of:=CEILING([.M40]/[.N40];1)*[.N40]" office:value-type="float" office:value="0">
            <text:p>0</text:p>
          </table:table-cell>
          <table:table-cell table:formula="of:=[.O40]*[.L40]" office:value-type="currency" office:currency="GBP" office:value="0">
            <text:p>£0.00</text:p>
          </table:table-cell>
          <table:table-cell office:value-type="string">
            <text:p>PCB green cage clamps screw 3-way</text:p>
          </table:table-cell>
          <table:table-cell office:value-type="string">
            <text:p>check order no. </text:p>
          </table:table-cell>
          <table:table-cell table:number-columns-repeated="1006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9403140">
            <text:p>940314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9">
            <text:p>29</text:p>
          </table:table-cell>
          <table:table-cell table:formula="of:=([.D41]+[.E41]+[.F41]+[.G41])*[.$C$68]" office:value-type="float" office:value="0">
            <text:p>0</text:p>
          </table:table-cell>
          <table:table-cell table:formula="of:=IF([.I41]&gt;[.H41]; [.I41]-[.H41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/>
          <table:table-cell table:formula="of:=CEILING([.I41]/[.K41];1)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formula="of:=CEILING([.M41]/[.N41];1)*[.N41]" office:value-type="float" office:value="0">
            <text:p>0</text:p>
          </table:table-cell>
          <table:table-cell table:formula="of:=[.O41]*[.L41]" office:value-type="currency" office:currency="GBP" office:value="0">
            <text:p>£0.00</text:p>
          </table:table-cell>
          <table:table-cell office:value-type="string">
            <text:p>Resistor 2512 2W R004</text:p>
          </table:table-cell>
          <table:table-cell office:value-type="string">
            <text:p>fat resistors, current sense?</text:p>
          </table:table-cell>
          <table:table-cell table:number-columns-repeated="1006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42]+[.E42]+[.F42]+[.G42])*[.$C$68]" office:value-type="float" office:value="20">
            <text:p>20</text:p>
          </table:table-cell>
          <table:table-cell table:formula="of:=IF([.I42]&gt;[.H42]; [.I42]-[.H42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92">
            <text:p>£0.092</text:p>
          </table:table-cell>
          <table:table-cell table:formula="of:=CEILING([.I42]/[.K42];1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table:formula="of:=CEILING([.M42]/[.N42];1)*[.N42]" office:value-type="float" office:value="20">
            <text:p>20</text:p>
          </table:table-cell>
          <table:table-cell table:formula="of:=[.O42]*[.L42]" office:value-type="currency" office:currency="GBP" office:value="1.84">
            <text:p>£1.84</text:p>
          </table:table-cell>
          <table:table-cell office:value-type="string">
            <text:p>Capacitor 10uF 0805</text:p>
          </table:table-cell>
          <table:table-cell office:value-type="string">
            <text:p>10uF 6.3V</text:p>
          </table:table-cell>
          <table:table-cell table:formula="of:=([.P42]/[.I42])*[.D42]" office:value-type="currency" office:currency="GBP" office:value="0">
            <text:p>£0.00</text:p>
          </table:table-cell>
          <table:table-cell table:formula="of:=([.P42]/[.I42])*[.E42]" office:value-type="currency" office:currency="GBP" office:value="0">
            <text:p>£0.00</text:p>
          </table:table-cell>
          <table:table-cell table:formula="of:=([.P42]/[.I42])*[.F42]" office:value-type="currency" office:currency="GBP" office:value="0">
            <text:p>£0.00</text:p>
          </table:table-cell>
          <table:table-cell table:formula="of:=([.P42]/[.I42])*[.G42]" office:value-type="currency" office:currency="GBP" office:value="0.092">
            <text:p>£0.09</text:p>
          </table:table-cell>
          <table:table-cell table:number-columns-repeated="100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649422">
            <text:p>1649422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formula="of:=([.D43]+[.E43]+[.F43]+[.G43])*[.$C$68]" office:value-type="float" office:value="60">
            <text:p>60</text:p>
          </table:table-cell>
          <table:table-cell table:formula="of:=IF([.I43]&gt;[.H43]; [.I43]-[.H43];0)" office:value-type="float" office:value="60">
            <text:p>6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3.27">
            <text:p>£3.270</text:p>
          </table:table-cell>
          <table:table-cell table:formula="of:=CEILING([.I43]/[.K43];1)" office:value-type="float" office:value="60">
            <text:p>60</text:p>
          </table:table-cell>
          <table:table-cell table:style-name="Default" office:value-type="float" office:value="1">
            <text:p>1</text:p>
          </table:table-cell>
          <table:table-cell table:formula="of:=CEILING([.M43]/[.N43];1)*[.N43]" office:value-type="float" office:value="60">
            <text:p>60</text:p>
          </table:table-cell>
          <table:table-cell table:formula="of:=[.O43]*[.L43]" office:value-type="currency" office:currency="GBP" office:value="196.2">
            <text:p>£196.20</text:p>
          </table:table-cell>
          <table:table-cell office:value-type="string">
            <text:p>MSP430F2254</text:p>
          </table:table-cell>
          <table:table-cell office:value-type="string">
            <text:p>microcontroller</text:p>
          </table:table-cell>
          <table:table-cell table:formula="of:=([.P43]/[.I43])*[.D43]" office:value-type="currency" office:currency="GBP" office:value="3.27">
            <text:p>£3.27</text:p>
          </table:table-cell>
          <table:table-cell table:formula="of:=([.P43]/[.I43])*[.E43]" office:value-type="currency" office:currency="GBP" office:value="3.27">
            <text:p>£3.27</text:p>
          </table:table-cell>
          <table:table-cell table:formula="of:=([.P43]/[.I43])*[.F43]" office:value-type="currency" office:currency="GBP" office:value="3.27">
            <text:p>£3.27</text:p>
          </table:table-cell>
          <table:table-cell table:formula="of:=([.P43]/[.I43])*[.G43]" office:value-type="currency" office:currency="GBP" office:value="0">
            <text:p>£0.00</text:p>
          </table:table-cell>
          <table:table-cell table:number-columns-repeated="100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  <table:table-cell table:formula="of:=([.D44]+[.E44]+[.F44]+[.G44])*[.$C$68]" office:value-type="float" office:value="40">
            <text:p>40</text:p>
          </table:table-cell>
          <table:table-cell table:formula="of:=IF([.I44]&gt;[.H44]; [.I44]-[.H44];0)" office:value-type="float" office:value="36">
            <text:p>36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24">
            <text:p>£0.024</text:p>
          </table:table-cell>
          <table:table-cell table:formula="of:=CEILING([.I44]/[.K44];1)" office:value-type="float" office:value="40">
            <text:p>40</text:p>
          </table:table-cell>
          <table:table-cell table:style-name="Default" office:value-type="float" office:value="50">
            <text:p>50</text:p>
          </table:table-cell>
          <table:table-cell table:formula="of:=CEILING([.M44]/[.N44];1)*[.N44]" office:value-type="float" office:value="50">
            <text:p>50</text:p>
          </table:table-cell>
          <table:table-cell table:formula="of:=[.O44]*[.L44]" office:value-type="currency" office:currency="GBP" office:value="1.2">
            <text:p>£1.20</text:p>
          </table:table-cell>
          <table:table-cell office:value-type="string">
            <text:p>Resistor 0603 47k</text:p>
          </table:table-cell>
          <table:table-cell office:value-type="string">
            <text:p>sm resistor</text:p>
          </table:table-cell>
          <table:table-cell table:formula="of:=([.P44]/[.I44])*[.D44]" office:value-type="currency" office:currency="GBP" office:value="0.03">
            <text:p>£0.03</text:p>
          </table:table-cell>
          <table:table-cell table:formula="of:=([.P44]/[.I44])*[.E44]" office:value-type="currency" office:currency="GBP" office:value="0.03">
            <text:p>£0.03</text:p>
          </table:table-cell>
          <table:table-cell table:formula="of:=([.P44]/[.I44])*[.F44]" office:value-type="currency" office:currency="GBP" office:value="0">
            <text:p>£0.00</text:p>
          </table:table-cell>
          <table:table-cell table:formula="of:=([.P44]/[.I44])*[.G44]" office:value-type="currency" office:currency="GBP" office:value="0">
            <text:p>£0.00</text:p>
          </table:table-cell>
          <table:table-cell table:number-columns-repeated="100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office:value-type="float" office:value="0">
            <text:p>0</text:p>
          </table:table-cell>
          <table:table-cell table:formula="of:=([.D45]+[.E45]+[.F45]+[.G45])*[.$C$68]" office:value-type="float" office:value="80">
            <text:p>80</text:p>
          </table:table-cell>
          <table:table-cell table:formula="of:=IF([.I45]&gt;[.H45]; [.I45]-[.H45];0)" office:value-type="float" office:value="80">
            <text:p>8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12">
            <text:p>£0.012</text:p>
          </table:table-cell>
          <table:table-cell table:formula="of:=CEILING([.I45]/[.K45];1)" office:value-type="float" office:value="80">
            <text:p>80</text:p>
          </table:table-cell>
          <table:table-cell table:style-name="Default" office:value-type="float" office:value="50">
            <text:p>50</text:p>
          </table:table-cell>
          <table:table-cell table:formula="of:=CEILING([.M45]/[.N45];1)*[.N45]" office:value-type="float" office:value="100">
            <text:p>100</text:p>
          </table:table-cell>
          <table:table-cell table:formula="of:=[.O45]*[.L45]" office:value-type="currency" office:currency="GBP" office:value="1.2">
            <text:p>£1.20</text:p>
          </table:table-cell>
          <table:table-cell office:value-type="string">
            <text:p>Resistor 0603 220k</text:p>
          </table:table-cell>
          <table:table-cell office:value-type="string">
            <text:p>sm resistor</text:p>
          </table:table-cell>
          <table:table-cell table:formula="of:=([.P45]/[.I45])*[.D45]" office:value-type="currency" office:currency="GBP" office:value="0.06">
            <text:p>£0.06</text:p>
          </table:table-cell>
          <table:table-cell table:formula="of:=([.P45]/[.I45])*[.E45]" office:value-type="currency" office:currency="GBP" office:value="0">
            <text:p>£0.00</text:p>
          </table:table-cell>
          <table:table-cell table:formula="of:=([.P45]/[.I45])*[.F45]" office:value-type="currency" office:currency="GBP" office:value="0">
            <text:p>£0.00</text:p>
          </table:table-cell>
          <table:table-cell table:formula="of:=([.P45]/[.I45])*[.G45]" office:value-type="currency" office:currency="GBP" office:value="0">
            <text:p>£0.00</text:p>
          </table:table-cell>
          <table:table-cell table:number-columns-repeated="100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office:value-type="string">
            <text:p>Digikey-uk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46]+[.E46]+[.F46]+[.G46])*[.$C$68]" office:value-type="float" office:value="20">
            <text:p>20</text:p>
          </table:table-cell>
          <table:table-cell table:formula="of:=IF([.I46]&gt;[.H46]; [.I46]-[.H46];0)" office:value-type="float" office:value="20">
            <text:p>20</text:p>
          </table:table-cell>
          <table:table-cell table:style-name="Default"/>
          <table:table-cell table:number-columns-repeated="2"/>
          <table:table-cell table:style-name="Default"/>
          <table:table-cell/>
          <table:table-cell/>
          <table:table-cell office:value-type="string">
            <text:p>MSP430F169</text:p>
          </table:table-cell>
          <table:table-cell office:value-type="string">
            <text:p>Power Board Microcontroller</text:p>
          </table:table-cell>
          <table:table-cell table:formula="of:=([.P46]/[.I46])*[.D46]" office:value-type="float" office:value="0">
            <text:p>0</text:p>
          </table:table-cell>
          <table:table-cell table:formula="of:=([.P46]/[.I46])*[.E46]" office:value-type="float" office:value="0">
            <text:p>0</text:p>
          </table:table-cell>
          <table:table-cell table:formula="of:=([.P46]/[.I46])*[.F46]" office:value-type="float" office:value="0">
            <text:p>0</text:p>
          </table:table-cell>
          <table:table-cell table:formula="of:=([.P46]/[.I46])*[.G46]" office:value-type="float" office:value="0">
            <text:p>0</text:p>
          </table:table-cell>
          <table:table-cell table:number-columns-repeated="100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office:value-type="string">
            <text:p>Farnell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D47]+[.E47]+[.F47]+[.G47])*[.$C$68]" office:value-type="float" office:value="0">
            <text:p>0</text:p>
          </table:table-cell>
          <table:table-cell table:formula="of:=IF([.I47]&gt;[.H47]; [.I47]-[.H47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/>
          <table:table-cell table:formula="of:=CEILING([.I47]/[.K47];1)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formula="of:=CEILING([.M47]/[.N47];1)*[.N47]" office:value-type="float" office:value="0">
            <text:p>0</text:p>
          </table:table-cell>
          <table:table-cell table:formula="of:=[.O47]*[.L47]" office:value-type="currency" office:currency="GBP" office:value="0">
            <text:p>£0.00</text:p>
          </table:table-cell>
          <table:table-cell office:value-type="string">
            <text:p>Resistor 0603 100R</text:p>
          </table:table-cell>
          <table:table-cell office:value-type="string">
            <text:p>sm resistor</text:p>
          </table:table-cell>
          <table:table-cell table:number-columns-repeated="1006"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table:style-name="ce2" office:value-type="string">
            <text:p>Maxim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48]+[.E48]+[.F48]+[.G48])*[.$C$68]" office:value-type="float" office:value="60">
            <text:p>60</text:p>
          </table:table-cell>
          <table:table-cell table:formula="of:=IF([.I48]&gt;[.H48]; [.I48]-[.H48];0)" office:value-type="float" office:value="60">
            <text:p>60</text:p>
          </table:table-cell>
          <table:table-cell table:style-name="Default"/>
          <table:table-cell table:number-columns-repeated="2"/>
          <table:table-cell table:style-name="Default"/>
          <table:table-cell/>
          <table:table-cell/>
          <table:table-cell office:value-type="string">
            <text:p>Maxim bidirectional current sense chip</text:p>
          </table:table-cell>
          <table:table-cell/>
          <table:table-cell table:formula="of:=([.P48]/[.I48])*[.D48]" office:value-type="float" office:value="0">
            <text:p>0</text:p>
          </table:table-cell>
          <table:table-cell table:formula="of:=([.P48]/[.I48])*[.E48]" office:value-type="float" office:value="0">
            <text:p>0</text:p>
          </table:table-cell>
          <table:table-cell table:formula="of:=([.P48]/[.I48])*[.F48]" office:value-type="float" office:value="0">
            <text:p>0</text:p>
          </table:table-cell>
          <table:table-cell table:formula="of:=([.P48]/[.I48])*[.G48]" office:value-type="float" office:value="0">
            <text:p>0</text:p>
          </table:table-cell>
          <table:table-cell table:number-columns-repeated="100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office:value-type="string">
            <text:p>Farnel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56">
            <text:p>56</text:p>
          </table:table-cell>
          <table:table-cell table:formula="of:=([.D49]+[.E49]+[.F49]+[.G49])*[.$C$68]" office:value-type="float" office:value="40">
            <text:p>40</text:p>
          </table:table-cell>
          <table:table-cell table:formula="of:=IF([.I49]&gt;[.H49]; [.I49]-[.H49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27">
            <text:p>£0.270</text:p>
          </table:table-cell>
          <table:table-cell table:formula="of:=CEILING([.I49]/[.K49];1)" office:value-type="float" office:value="40">
            <text:p>40</text:p>
          </table:table-cell>
          <table:table-cell table:style-name="Default" office:value-type="float" office:value="10">
            <text:p>10</text:p>
          </table:table-cell>
          <table:table-cell table:formula="of:=CEILING([.M49]/[.N49];1)*[.N49]" office:value-type="float" office:value="40">
            <text:p>40</text:p>
          </table:table-cell>
          <table:table-cell table:formula="of:=[.O49]*[.L49]" office:value-type="currency" office:currency="GBP" office:value="10.8">
            <text:p>£10.80</text:p>
          </table:table-cell>
          <table:table-cell office:value-type="string">
            <text:p>Resistor 1206 0.015R 0.5W</text:p>
          </table:table-cell>
          <table:table-cell office:value-type="string">
            <text:p>motor board current sense resistor</text:p>
          </table:table-cell>
          <table:table-cell table:formula="of:=([.P49]/[.I49])*[.D49]" office:value-type="currency" office:currency="GBP" office:value="0">
            <text:p>£0.00</text:p>
          </table:table-cell>
          <table:table-cell table:formula="of:=([.P49]/[.I49])*[.E49]" office:value-type="currency" office:currency="GBP" office:value="0.54">
            <text:p>£0.54</text:p>
          </table:table-cell>
          <table:table-cell table:formula="of:=([.P49]/[.I49])*[.F49]" office:value-type="currency" office:currency="GBP" office:value="0">
            <text:p>£0.00</text:p>
          </table:table-cell>
          <table:table-cell table:formula="of:=([.P49]/[.I49])*[.G49]" office:value-type="currency" office:currency="GBP" office:value="0">
            <text:p>£0.00</text:p>
          </table:table-cell>
          <table:table-cell table:number-columns-repeated="100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table:style-name="ce2" office:value-type="string">
            <text:p>Farnell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1">
            <text:p>21</text:p>
          </table:table-cell>
          <table:table-cell table:formula="of:=([.D50]+[.E50]+[.F50]+[.G50])*[.$C$68]" office:value-type="float" office:value="40">
            <text:p>40</text:p>
          </table:table-cell>
          <table:table-cell table:formula="of:=IF([.I50]&gt;[.H50]; [.I50]-[.H50];0)" office:value-type="float" office:value="19">
            <text:p>19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27">
            <text:p>£0.270</text:p>
          </table:table-cell>
          <table:table-cell table:formula="of:=CEILING([.I50]/[.K50];1)" office:value-type="float" office:value="40">
            <text:p>40</text:p>
          </table:table-cell>
          <table:table-cell table:style-name="Default" office:value-type="float" office:value="1">
            <text:p>1</text:p>
          </table:table-cell>
          <table:table-cell table:formula="of:=CEILING([.M50]/[.N50];1)*[.N50]" office:value-type="float" office:value="40">
            <text:p>40</text:p>
          </table:table-cell>
          <table:table-cell table:formula="of:=[.O50]*[.L50]" office:value-type="currency" office:currency="GBP" office:value="10.8">
            <text:p>£10.80</text:p>
          </table:table-cell>
          <table:table-cell office:value-type="string">
            <text:p>74ACT04D Hex Inverter 5V </text:p>
          </table:table-cell>
          <table:table-cell office:value-type="string">
            <text:p>PWM servo buffer</text:p>
          </table:table-cell>
          <table:table-cell table:formula="of:=([.P50]/[.I50])*[.D50]" office:value-type="currency" office:currency="GBP" office:value="0">
            <text:p>£0.00</text:p>
          </table:table-cell>
          <table:table-cell table:formula="of:=([.P50]/[.I50])*[.E50]" office:value-type="currency" office:currency="GBP" office:value="0">
            <text:p>£0.00</text:p>
          </table:table-cell>
          <table:table-cell table:formula="of:=([.P50]/[.I50])*[.F50]" office:value-type="currency" office:currency="GBP" office:value="0.54">
            <text:p>£0.54</text:p>
          </table:table-cell>
          <table:table-cell table:formula="of:=([.P50]/[.I50])*[.G50]" office:value-type="currency" office:currency="GBP" office:value="0">
            <text:p>£0.00</text:p>
          </table:table-cell>
          <table:table-cell table:number-columns-repeated="1002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D51]+[.E51]+[.F51]+[.G51])*[.$C$68]" office:value-type="float" office:value="40">
            <text:p>40</text:p>
          </table:table-cell>
          <table:table-cell table:formula="of:=IF([.I51]&gt;[.H51]; [.I51]-[.H51];0)" office:value-type="float" office:value="40">
            <text:p>4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1.37">
            <text:p>£1.370</text:p>
          </table:table-cell>
          <table:table-cell table:formula="of:=CEILING([.I51]/[.K51];1)" office:value-type="float" office:value="40">
            <text:p>40</text:p>
          </table:table-cell>
          <table:table-cell table:style-name="Default" office:value-type="float" office:value="10">
            <text:p>10</text:p>
          </table:table-cell>
          <table:table-cell table:formula="of:=CEILING([.M51]/[.N51];1)*[.N51]" office:value-type="float" office:value="40">
            <text:p>40</text:p>
          </table:table-cell>
          <table:table-cell table:formula="of:=[.O51]*[.L51]" office:value-type="currency" office:currency="GBP" office:value="54.8">
            <text:p>£54.80</text:p>
          </table:table-cell>
          <table:table-cell office:value-type="string">
            <text:p>Vertical Socket 1Row 10Way</text:p>
          </table:table-cell>
          <table:table-cell office:value-type="string">
            <text:p>Connector for xbee, need 2 of these per board</text:p>
          </table:table-cell>
          <table:table-cell table:formula="of:=([.P51]/[.I51])*[.D51]" office:value-type="currency" office:currency="GBP" office:value="0">
            <text:p>£0.00</text:p>
          </table:table-cell>
          <table:table-cell table:formula="of:=([.P51]/[.I51])*[.E51]" office:value-type="currency" office:currency="GBP" office:value="0">
            <text:p>£0.00</text:p>
          </table:table-cell>
          <table:table-cell table:formula="of:=([.P51]/[.I51])*[.F51]" office:value-type="currency" office:currency="GBP" office:value="0">
            <text:p>£0.00</text:p>
          </table:table-cell>
          <table:table-cell table:formula="of:=([.P51]/[.I51])*[.G51]" office:value-type="currency" office:currency="GBP" office:value="2.74">
            <text:p>£2.74</text:p>
          </table:table-cell>
          <table:table-cell table:number-columns-repeated="1002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2]+[.E52]+[.F52]+[.G52])*[.$C$68]" office:value-type="float" office:value="20">
            <text:p>20</text:p>
          </table:table-cell>
          <table:table-cell table:formula="of:=IF([.I52]&gt;[.H52]; [.I52]-[.H52];0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1.81">
            <text:p>£1.810</text:p>
          </table:table-cell>
          <table:table-cell table:formula="of:=CEILING([.I52]/[.K52];1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table:formula="of:=CEILING([.M52]/[.N52];1)*[.N52]" office:value-type="float" office:value="20">
            <text:p>20</text:p>
          </table:table-cell>
          <table:table-cell table:formula="of:=[.O52]*[.L52]" office:value-type="currency" office:currency="GBP" office:value="36.2">
            <text:p>£36.20</text:p>
          </table:table-cell>
          <table:table-cell office:value-type="string">
            <text:p>IDC Header Straight 8Way Female</text:p>
          </table:table-cell>
          <table:table-cell office:value-type="string">
            <text:p>PWR-SLUG umbilical connector, female</text:p>
          </table:table-cell>
          <table:table-cell table:formula="of:=([.P52]/[.I52])*[.D52]" office:value-type="currency" office:currency="GBP" office:value="0">
            <text:p>£0.00</text:p>
          </table:table-cell>
          <table:table-cell table:formula="of:=([.P52]/[.I52])*[.E52]" office:value-type="currency" office:currency="GBP" office:value="0">
            <text:p>£0.00</text:p>
          </table:table-cell>
          <table:table-cell table:formula="of:=([.P52]/[.I52])*[.F52]" office:value-type="currency" office:currency="GBP" office:value="0">
            <text:p>£0.00</text:p>
          </table:table-cell>
          <table:table-cell table:formula="of:=([.P52]/[.I52])*[.G52]" office:value-type="currency" office:currency="GBP" office:value="1.81">
            <text:p>£1.81</text:p>
          </table:table-cell>
          <table:table-cell table:number-columns-repeated="100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office:value-type="string">
            <text:p>Digikey-uk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([.D53]+[.E53]+[.F53]+[.G53])*[.$C$68]" office:value-type="float" office:value="60">
            <text:p>60</text:p>
          </table:table-cell>
          <table:table-cell table:formula="of:=IF([.I53]&gt;[.H53]; [.I53]-[.H53];0)" office:value-type="float" office:value="60">
            <text:p>60</text:p>
          </table:table-cell>
          <table:table-cell table:style-name="Default" office:value-type="float" office:value="1">
            <text:p>1</text:p>
          </table:table-cell>
          <table:table-cell/>
          <table:table-cell table:formula="of:=CEILING([.I53]/[.K53];1)" office:value-type="float" office:value="60">
            <text:p>60</text:p>
          </table:table-cell>
          <table:table-cell table:style-name="Default" office:value-type="float" office:value="1">
            <text:p>1</text:p>
          </table:table-cell>
          <table:table-cell table:formula="of:=CEILING([.M53]/[.N53];1)*[.N53]" office:value-type="float" office:value="60">
            <text:p>60</text:p>
          </table:table-cell>
          <table:table-cell table:formula="of:=[.O53]*[.L53]" office:value-type="currency" office:currency="GBP" office:value="0">
            <text:p>£0.00</text:p>
          </table:table-cell>
          <table:table-cell office:value-type="string">
            <text:p>MAX1626 Step-Down controller</text:p>
          </table:table-cell>
          <table:table-cell office:value-type="string">
            <text:p>Switch Mode supply</text:p>
          </table:table-cell>
          <table:table-cell table:formula="of:=([.P53]/[.I53])*[.D53]" office:value-type="currency" office:currency="GBP" office:value="0">
            <text:p>£0.00</text:p>
          </table:table-cell>
          <table:table-cell table:formula="of:=([.P53]/[.I53])*[.E53]" office:value-type="currency" office:currency="GBP" office:value="0">
            <text:p>£0.00</text:p>
          </table:table-cell>
          <table:table-cell table:formula="of:=([.P53]/[.I53])*[.F53]" office:value-type="currency" office:currency="GBP" office:value="0">
            <text:p>£0.00</text:p>
          </table:table-cell>
          <table:table-cell table:formula="of:=([.P53]/[.I53])*[.G53]" office:value-type="currency" office:currency="GBP" office:value="0">
            <text:p>£0.00</text:p>
          </table:table-cell>
          <table:table-cell table:number-columns-repeated="1002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4]+[.E54]+[.F54]+[.G54])*[.$C$68]" office:value-type="float" office:value="20">
            <text:p>20</text:p>
          </table:table-cell>
          <table:table-cell table:formula="of:=IF([.I54]&gt;[.H54]; [.I54]-[.H54];0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1.07">
            <text:p>£1.070</text:p>
          </table:table-cell>
          <table:table-cell table:formula="of:=CEILING([.I54]/[.K54];1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table:formula="of:=CEILING([.M54]/[.N54];1)*[.N54]" office:value-type="float" office:value="20">
            <text:p>20</text:p>
          </table:table-cell>
          <table:table-cell table:formula="of:=[.O54]*[.L54]" office:value-type="currency" office:currency="GBP" office:value="21.4">
            <text:p>£21.40</text:p>
          </table:table-cell>
          <table:table-cell office:value-type="string">
            <text:p>IMO SRM 5VDC Relay, SPCO </text:p>
          </table:table-cell>
          <table:table-cell office:value-type="string">
            <text:p>Rated for 12A</text:p>
          </table:table-cell>
          <table:table-cell table:formula="of:=([.P54]/[.I54])*[.D54]" office:value-type="currency" office:currency="GBP" office:value="0">
            <text:p>£0.00</text:p>
          </table:table-cell>
          <table:table-cell table:formula="of:=([.P54]/[.I54])*[.E54]" office:value-type="currency" office:currency="GBP" office:value="0">
            <text:p>£0.00</text:p>
          </table:table-cell>
          <table:table-cell table:formula="of:=([.P54]/[.I54])*[.F54]" office:value-type="currency" office:currency="GBP" office:value="0">
            <text:p>£0.00</text:p>
          </table:table-cell>
          <table:table-cell table:formula="of:=([.P54]/[.I54])*[.G54]" office:value-type="currency" office:currency="GBP" office:value="1.07">
            <text:p>£1.07</text:p>
          </table:table-cell>
          <table:table-cell table:number-columns-repeated="1002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5]+[.E55]+[.F55]+[.G55])*[.$C$68]" office:value-type="float" office:value="20">
            <text:p>20</text:p>
          </table:table-cell>
          <table:table-cell table:formula="of:=IF([.I55]&gt;[.H55]; [.I55]-[.H55];0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81">
            <text:p>£0.810</text:p>
          </table:table-cell>
          <table:table-cell table:formula="of:=CEILING([.I55]/[.K55];1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table:formula="of:=CEILING([.M55]/[.N55];1)*[.N55]" office:value-type="float" office:value="20">
            <text:p>20</text:p>
          </table:table-cell>
          <table:table-cell table:formula="of:=[.O55]*[.L55]" office:value-type="currency" office:currency="GBP" office:value="16.2">
            <text:p>£16.20</text:p>
          </table:table-cell>
          <table:table-cell office:value-type="string">
            <text:p>SROBO I2C Programming connector</text:p>
          </table:table-cell>
          <table:table-cell office:value-type="string">
            <text:p>Prototype only</text:p>
          </table:table-cell>
          <table:table-cell table:formula="of:=([.P55]/[.I55])*[.D55]" office:value-type="currency" office:currency="GBP" office:value="0">
            <text:p>£0.00</text:p>
          </table:table-cell>
          <table:table-cell table:formula="of:=([.P55]/[.I55])*[.E55]" office:value-type="currency" office:currency="GBP" office:value="0">
            <text:p>£0.00</text:p>
          </table:table-cell>
          <table:table-cell table:formula="of:=([.P55]/[.I55])*[.F55]" office:value-type="currency" office:currency="GBP" office:value="0">
            <text:p>£0.00</text:p>
          </table:table-cell>
          <table:table-cell table:formula="of:=([.P55]/[.I55])*[.G55]" office:value-type="currency" office:currency="GBP" office:value="0.81">
            <text:p>£0.81</text:p>
          </table:table-cell>
          <table:table-cell table:number-columns-repeated="1002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6]+[.E56]+[.F56]+[.G56])*[.$C$68]" office:value-type="float" office:value="20">
            <text:p>20</text:p>
          </table:table-cell>
          <table:table-cell table:formula="of:=IF([.I56]&gt;[.H56]; [.I56]-[.H56];0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43">
            <text:p>£0.430</text:p>
          </table:table-cell>
          <table:table-cell table:formula="of:=CEILING([.I56]/[.K56];1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table:formula="of:=CEILING([.M56]/[.N56];1)*[.N56]" office:value-type="float" office:value="20">
            <text:p>20</text:p>
          </table:table-cell>
          <table:table-cell table:formula="of:=[.O56]*[.L56]" office:value-type="currency" office:currency="GBP" office:value="8.6">
            <text:p>£8.60</text:p>
          </table:table-cell>
          <table:table-cell office:value-type="string">
            <text:p>Switch DIL 4WAY RED</text:p>
          </table:table-cell>
          <table:table-cell office:value-type="string">
            <text:p>Power board dip switch</text:p>
          </table:table-cell>
          <table:table-cell table:formula="of:=([.P56]/[.I56])*[.D56]" office:value-type="currency" office:currency="GBP" office:value="0">
            <text:p>£0.00</text:p>
          </table:table-cell>
          <table:table-cell table:formula="of:=([.P56]/[.I56])*[.E56]" office:value-type="currency" office:currency="GBP" office:value="0">
            <text:p>£0.00</text:p>
          </table:table-cell>
          <table:table-cell table:formula="of:=([.P56]/[.I56])*[.F56]" office:value-type="currency" office:currency="GBP" office:value="0">
            <text:p>£0.00</text:p>
          </table:table-cell>
          <table:table-cell table:formula="of:=([.P56]/[.I56])*[.G56]" office:value-type="currency" office:currency="GBP" office:value="0.43">
            <text:p>£0.43</text:p>
          </table:table-cell>
          <table:table-cell table:number-columns-repeated="1002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469803">
            <text:p>1469803</text:p>
          </table:table-cell>
          <table:table-cell office:value-type="string">
            <text:p>Farnell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([.D57]+[.E57]+[.F57]+[.G57])*[.$C$68]" office:value-type="float" office:value="0">
            <text:p>0</text:p>
          </table:table-cell>
          <table:table-cell table:formula="of:=IF([.I57]&gt;[.H57]; [.I57]-[.H57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/>
          <table:table-cell table:formula="of:=CEILING([.I57]/[.K57];1)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formula="of:=CEILING([.M57]/[.N57];1)*[.N57]" office:value-type="float" office:value="0">
            <text:p>0</text:p>
          </table:table-cell>
          <table:table-cell table:formula="of:=[.O57]*[.L57]" office:value-type="currency" office:currency="GBP" office:value="0">
            <text:p>£0.00</text:p>
          </table:table-cell>
          <table:table-cell office:value-type="string">
            <text:p>Resistor 0603 330R</text:p>
          </table:table-cell>
          <table:table-cell table:number-columns-repeated="1007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D58]+[.E58]+[.F58]+[.G58])*[.$C$68]" office:value-type="float" office:value="40">
            <text:p>40</text:p>
          </table:table-cell>
          <table:table-cell table:formula="of:=IF([.I58]&gt;[.H58]; [.I58]-[.H58];0)" office:value-type="float" office:value="40">
            <text:p>4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5">
            <text:p>£0.050</text:p>
          </table:table-cell>
          <table:table-cell table:formula="of:=CEILING([.I58]/[.K58];1)" office:value-type="float" office:value="40">
            <text:p>40</text:p>
          </table:table-cell>
          <table:table-cell table:style-name="Default" office:value-type="float" office:value="50">
            <text:p>50</text:p>
          </table:table-cell>
          <table:table-cell table:formula="of:=CEILING([.M58]/[.N58];1)*[.N58]" office:value-type="float" office:value="50">
            <text:p>50</text:p>
          </table:table-cell>
          <table:table-cell table:formula="of:=[.O58]*[.L58]" office:value-type="currency" office:currency="GBP" office:value="2.5">
            <text:p>£2.50</text:p>
          </table:table-cell>
          <table:table-cell office:value-type="string">
            <text:p>Resistor 0603 3K3 </text:p>
          </table:table-cell>
          <table:table-cell office:value-type="string">
            <text:p>sm resistor</text:p>
          </table:table-cell>
          <table:table-cell table:formula="of:=([.P58]/[.I58])*[.D58]" office:value-type="currency" office:currency="GBP" office:value="0">
            <text:p>£0.00</text:p>
          </table:table-cell>
          <table:table-cell table:formula="of:=([.P58]/[.I58])*[.E58]" office:value-type="currency" office:currency="GBP" office:value="0">
            <text:p>£0.00</text:p>
          </table:table-cell>
          <table:table-cell table:formula="of:=([.P58]/[.I58])*[.F58]" office:value-type="currency" office:currency="GBP" office:value="0">
            <text:p>£0.00</text:p>
          </table:table-cell>
          <table:table-cell table:formula="of:=([.P58]/[.I58])*[.G58]" office:value-type="currency" office:currency="GBP" office:value="0.125">
            <text:p>£0.13</text:p>
          </table:table-cell>
          <table:table-cell table:number-columns-repeated="1002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3882275">
            <text:p>3882275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f:=([.D59]+[.E59]+[.F59]+[.G59])*[.$C$68]" office:value-type="float" office:value="0">
            <text:p>0</text:p>
          </table:table-cell>
          <table:table-cell table:formula="of:=IF([.I59]&gt;[.H59]; [.I59]-[.H59];0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/>
          <table:table-cell table:formula="of:=CEILING([.I59]/[.K59];1)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formula="of:=CEILING([.M59]/[.N59];1)*[.N59]" office:value-type="float" office:value="0">
            <text:p>0</text:p>
          </table:table-cell>
          <table:table-cell table:formula="of:=[.O59]*[.L59]" office:value-type="currency" office:currency="GBP" office:value="0">
            <text:p>£0.00</text:p>
          </table:table-cell>
          <table:table-cell office:value-type="string">
            <text:p>Terminal Block, Plug-In, 2-Way, Male</text:p>
          </table:table-cell>
          <table:table-cell office:value-type="string">
            <text:p>green srobo connector</text:p>
          </table:table-cell>
          <table:table-cell table:number-columns-repeated="1006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3">
            <text:p>33</text:p>
          </table:table-cell>
          <table:table-cell table:formula="of:=([.D60]+[.E60]+[.F60]+[.G60])*[.$C$68]" office:value-type="float" office:value="80">
            <text:p>80</text:p>
          </table:table-cell>
          <table:table-cell table:formula="of:=IF([.I60]&gt;[.H60]; [.I60]-[.H60];0)" office:value-type="float" office:value="47">
            <text:p>47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146">
            <text:p>£0.146</text:p>
          </table:table-cell>
          <table:table-cell table:formula="of:=CEILING([.I60]/[.K60];1)" office:value-type="float" office:value="80">
            <text:p>80</text:p>
          </table:table-cell>
          <table:table-cell table:style-name="Default" office:value-type="float" office:value="1">
            <text:p>1</text:p>
          </table:table-cell>
          <table:table-cell table:formula="of:=CEILING([.M60]/[.N60];1)*[.N60]" office:value-type="float" office:value="80">
            <text:p>80</text:p>
          </table:table-cell>
          <table:table-cell table:formula="of:=[.O60]*[.L60]" office:value-type="currency" office:currency="GBP" office:value="11.68">
            <text:p>£11.68</text:p>
          </table:table-cell>
          <table:table-cell office:value-type="string">
            <text:p>MOSFET P SOT-23</text:p>
          </table:table-cell>
          <table:table-cell office:value-type="string">
            <text:p>Jointio – can this be changed to 9525297 ??</text:p>
          </table:table-cell>
          <table:table-cell table:formula="of:=([.P60]/[.I60])*[.D60]" office:value-type="currency" office:currency="GBP" office:value="0.584">
            <text:p>£0.58</text:p>
          </table:table-cell>
          <table:table-cell table:formula="of:=([.P60]/[.I60])*[.E60]" office:value-type="currency" office:currency="GBP" office:value="0">
            <text:p>£0.00</text:p>
          </table:table-cell>
          <table:table-cell table:formula="of:=([.P60]/[.I60])*[.F60]" office:value-type="currency" office:currency="GBP" office:value="0">
            <text:p>£0.00</text:p>
          </table:table-cell>
          <table:table-cell table:formula="of:=([.P60]/[.I60])*[.G60]" office:value-type="currency" office:currency="GBP" office:value="0">
            <text:p>£0.00</text:p>
          </table:table-cell>
          <table:table-cell table:number-columns-repeated="100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office:value-type="string">
            <text:p>Farnell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D61]+[.E61]+[.F61]+[.G61])*[.$C$68]" office:value-type="float" office:value="80">
            <text:p>80</text:p>
          </table:table-cell>
          <table:table-cell table:formula="of:=IF([.I61]&gt;[.H61]; [.I61]-[.H61];0)" office:value-type="float" office:value="80">
            <text:p>8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26">
            <text:p>£0.260</text:p>
          </table:table-cell>
          <table:table-cell table:formula="of:=CEILING([.I61]/[.K61];1)" office:value-type="float" office:value="80">
            <text:p>80</text:p>
          </table:table-cell>
          <table:table-cell table:style-name="Default" office:value-type="float" office:value="1">
            <text:p>1</text:p>
          </table:table-cell>
          <table:table-cell table:formula="of:=CEILING([.M61]/[.N61];1)*[.N61]" office:value-type="float" office:value="80">
            <text:p>80</text:p>
          </table:table-cell>
          <table:table-cell table:formula="of:=[.O61]*[.L61]" office:value-type="currency" office:currency="GBP" office:value="20.8">
            <text:p>£20.80</text:p>
          </table:table-cell>
          <table:table-cell office:value-type="string">
            <text:p>MOSFET N D-PAK FDD8586 </text:p>
          </table:table-cell>
          <table:table-cell office:value-type="string">
            <text:p>motor board fet</text:p>
          </table:table-cell>
          <table:table-cell table:formula="of:=([.P61]/[.I61])*[.D61]" office:value-type="currency" office:currency="GBP" office:value="0">
            <text:p>£0.00</text:p>
          </table:table-cell>
          <table:table-cell table:formula="of:=([.P61]/[.I61])*[.E61]" office:value-type="currency" office:currency="GBP" office:value="1.04">
            <text:p>£1.04</text:p>
          </table:table-cell>
          <table:table-cell table:formula="of:=([.P61]/[.I61])*[.F61]" office:value-type="currency" office:currency="GBP" office:value="0">
            <text:p>£0.00</text:p>
          </table:table-cell>
          <table:table-cell table:formula="of:=([.P61]/[.I61])*[.G61]" office:value-type="currency" office:currency="GBP" office:value="0">
            <text:p>£0.00</text:p>
          </table:table-cell>
          <table:table-cell table:number-columns-repeated="1002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330984">
            <text:p>933098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([.D62]+[.E62]+[.F62]+[.G62])*[.$C$68]" office:value-type="float" office:value="20">
            <text:p>20</text:p>
          </table:table-cell>
          <table:table-cell table:formula="of:=IF([.I62]&gt;[.H62]; [.I62]-[.H62];0)" office:value-type="float" office:value="15">
            <text:p>15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22">
            <text:p>£0.022</text:p>
          </table:table-cell>
          <table:table-cell table:formula="of:=CEILING([.I62]/[.K62];1)" office:value-type="float" office:value="20">
            <text:p>20</text:p>
          </table:table-cell>
          <table:table-cell table:style-name="Default" office:value-type="float" office:value="50">
            <text:p>50</text:p>
          </table:table-cell>
          <table:table-cell table:formula="of:=CEILING([.M62]/[.N62];1)*[.N62]" office:value-type="float" office:value="50">
            <text:p>50</text:p>
          </table:table-cell>
          <table:table-cell table:formula="of:=[.O62]*[.L62]" office:value-type="currency" office:currency="GBP" office:value="1.1">
            <text:p>£1.10</text:p>
          </table:table-cell>
          <table:table-cell office:value-type="string">
            <text:p>Resistor 0603 30k 0.063W</text:p>
          </table:table-cell>
          <table:table-cell/>
          <table:table-cell table:formula="of:=([.P62]/[.I62])*[.D62]" office:value-type="currency" office:currency="GBP" office:value="0">
            <text:p>£0.00</text:p>
          </table:table-cell>
          <table:table-cell table:formula="of:=([.P62]/[.I62])*[.E62]" office:value-type="currency" office:currency="GBP" office:value="0">
            <text:p>£0.00</text:p>
          </table:table-cell>
          <table:table-cell table:formula="of:=([.P62]/[.I62])*[.F62]" office:value-type="currency" office:currency="GBP" office:value="0">
            <text:p>£0.00</text:p>
          </table:table-cell>
          <table:table-cell table:formula="of:=([.P62]/[.I62])*[.G62]" office:value-type="currency" office:currency="GBP" office:value="0.055">
            <text:p>£0.06</text:p>
          </table:table-cell>
          <table:table-cell table:number-columns-repeated="1002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640891">
            <text:p>1640891</text:p>
          </table:table-cell>
          <table:table-cell table:style-name="ce2" office:value-type="string">
            <text:p>Farnell</text:p>
          </table:table-cell>
          <table:table-cell table:number-columns-repeated="3" table:style-name="Default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63]+[.E63]+[.F63]+[.G63])*[.$C$68]" office:value-type="float" office:value="20">
            <text:p>20</text:p>
          </table:table-cell>
          <table:table-cell table:formula="of:=IF([.I63]&gt;[.H63]; [.I63]-[.H63];0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1.21">
            <text:p>£1.210</text:p>
          </table:table-cell>
          <table:table-cell table:formula="of:=CEILING([.I63]/[.K63];1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table:formula="of:=CEILING([.M63]/[.N63];1)*[.N63]" office:value-type="float" office:value="20">
            <text:p>20</text:p>
          </table:table-cell>
          <table:table-cell table:formula="of:=[.O63]*[.L63]" office:value-type="currency" office:currency="GBP" office:value="24.2">
            <text:p>£24.20</text:p>
          </table:table-cell>
          <table:table-cell office:value-type="string">
            <text:p>8MHz Crystal Oscillator SM49 </text:p>
          </table:table-cell>
          <table:table-cell office:value-type="string">
            <text:p>power board oscillator</text:p>
          </table:table-cell>
          <table:table-cell table:formula="of:=([.P63]/[.I63])*[.D63]" office:value-type="currency" office:currency="GBP" office:value="0">
            <text:p>£0.00</text:p>
          </table:table-cell>
          <table:table-cell table:formula="of:=([.P63]/[.I63])*[.E63]" office:value-type="currency" office:currency="GBP" office:value="0">
            <text:p>£0.00</text:p>
          </table:table-cell>
          <table:table-cell table:formula="of:=([.P63]/[.I63])*[.F63]" office:value-type="currency" office:currency="GBP" office:value="0">
            <text:p>£0.00</text:p>
          </table:table-cell>
          <table:table-cell table:formula="of:=([.P63]/[.I63])*[.G63]" office:value-type="currency" office:currency="GBP" office:value="1.21">
            <text:p>£1.21</text:p>
          </table:table-cell>
          <table:table-cell table:number-columns-repeated="1002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233288">
            <text:p>9233288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([.D64]+[.E64]+[.F64]+[.G64])*[.$C$68]" office:value-type="float" office:value="40">
            <text:p>40</text:p>
          </table:table-cell>
          <table:table-cell table:formula="of:=IF([.I64]&gt;[.H64]; [.I64]-[.H64];0)" office:value-type="float" office:value="40">
            <text:p>4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28">
            <text:p>£0.028</text:p>
          </table:table-cell>
          <table:table-cell table:formula="of:=CEILING([.I64]/[.K64];1)" office:value-type="float" office:value="40">
            <text:p>40</text:p>
          </table:table-cell>
          <table:table-cell table:style-name="Default" office:value-type="float" office:value="50">
            <text:p>50</text:p>
          </table:table-cell>
          <table:table-cell table:formula="of:=CEILING([.M64]/[.N64];1)*[.N64]" office:value-type="float" office:value="50">
            <text:p>50</text:p>
          </table:table-cell>
          <table:table-cell table:formula="of:=[.O64]*[.L64]" office:value-type="currency" office:currency="GBP" office:value="1.4">
            <text:p>£1.40</text:p>
          </table:table-cell>
          <table:table-cell office:value-type="string">
            <text:p>180 Ohm 0603 5% 0.1W Resistor</text:p>
          </table:table-cell>
          <table:table-cell/>
          <table:table-cell table:formula="of:=([.P64]/[.I64])*[.D64]" office:value-type="currency" office:currency="GBP" office:value="0.07">
            <text:p>£0.07</text:p>
          </table:table-cell>
          <table:table-cell table:formula="of:=([.P64]/[.I64])*[.E64]" office:value-type="currency" office:currency="GBP" office:value="0">
            <text:p>£0.00</text:p>
          </table:table-cell>
          <table:table-cell table:formula="of:=([.P64]/[.I64])*[.F64]" office:value-type="currency" office:currency="GBP" office:value="0">
            <text:p>£0.00</text:p>
          </table:table-cell>
          <table:table-cell table:formula="of:=([.P64]/[.I64])*[.G64]" office:value-type="currency" office:currency="GBP" office:value="0">
            <text:p>£0.00</text:p>
          </table:table-cell>
          <table:table-cell table:number-columns-repeated="1002"/>
        </table:table-row>
        <table:table-row table:style-name="ro2">
          <table:table-cell office:value-type="float" office:value="67">
            <text:p>67</text:p>
          </table:table-cell>
          <table:table-cell table:style-name="Default" office:value-type="string">
            <text:p>9233342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([.D65]+[.E65]+[.F65]+[.G65])*[.$C$68]" office:value-type="float" office:value="20">
            <text:p>20</text:p>
          </table:table-cell>
          <table:table-cell table:formula="of:=IF([.I65]&gt;[.H65]; [.I65]-[.H65];0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028">
            <text:p>£0.028</text:p>
          </table:table-cell>
          <table:table-cell table:formula="of:=CEILING([.I65]/[.K65];1)" office:value-type="float" office:value="20">
            <text:p>20</text:p>
          </table:table-cell>
          <table:table-cell table:style-name="Default" office:value-type="float" office:value="50">
            <text:p>50</text:p>
          </table:table-cell>
          <table:table-cell table:formula="of:=CEILING([.M65]/[.N65];1)*[.N65]" office:value-type="float" office:value="50">
            <text:p>50</text:p>
          </table:table-cell>
          <table:table-cell table:formula="of:=[.O65]*[.L65]" office:value-type="currency" office:currency="GBP" office:value="1.4">
            <text:p>£1.40</text:p>
          </table:table-cell>
          <table:table-cell table:number-columns-repeated="2"/>
          <table:table-cell table:formula="of:=([.P65]/[.I65])*[.D65]" office:value-type="currency" office:currency="GBP" office:value="0">
            <text:p>£0.00</text:p>
          </table:table-cell>
          <table:table-cell table:formula="of:=([.P65]/[.I65])*[.E65]" office:value-type="currency" office:currency="GBP" office:value="0">
            <text:p>£0.00</text:p>
          </table:table-cell>
          <table:table-cell table:formula="of:=([.P65]/[.I65])*[.F65]" office:value-type="currency" office:currency="GBP" office:value="0.07">
            <text:p>£0.07</text:p>
          </table:table-cell>
          <table:table-cell table:formula="of:=([.P65]/[.I65])*[.G65]" office:value-type="currency" office:currency="GBP" office:value="0">
            <text:p>£0.00</text:p>
          </table:table-cell>
          <table:table-cell table:number-columns-repeated="1002"/>
        </table:table-row>
        <table:table-row table:style-name="ro2">
          <table:table-cell office:value-type="float" office:value="68">
            <text:p>68</text:p>
          </table:table-cell>
          <table:table-cell table:style-name="ce4" office:value-type="float" office:value="1292479">
            <text:p>1292479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66]+[.E66]+[.F66]+[.G66])*[.$C$68]" office:value-type="float" office:value="20">
            <text:p>20</text:p>
          </table:table-cell>
          <table:table-cell table:formula="of:=IF([.I66]&gt;[.H66]; [.I66]-[.H66];0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29">
            <text:p>£0.290</text:p>
          </table:table-cell>
          <table:table-cell table:formula="of:=CEILING([.I66]/[.K66];1)" office:value-type="float" office:value="20">
            <text:p>20</text:p>
          </table:table-cell>
          <table:table-cell table:style-name="Default" office:value-type="float" office:value="5">
            <text:p>5</text:p>
          </table:table-cell>
          <table:table-cell table:formula="of:=CEILING([.M66]/[.N66];1)*[.N66]" office:value-type="float" office:value="20">
            <text:p>20</text:p>
          </table:table-cell>
          <table:table-cell table:formula="of:=[.O66]*[.L66]" office:value-type="currency" office:currency="GBP" office:value="5.8">
            <text:p>£5.80</text:p>
          </table:table-cell>
          <table:table-cell office:value-type="string">
            <text:p>35mOhm Current Sense Resistor</text:p>
          </table:table-cell>
          <table:table-cell/>
          <table:table-cell table:formula="of:=([.P66]/[.I66])*[.D66]" office:value-type="currency" office:currency="GBP" office:value="0">
            <text:p>£0.00</text:p>
          </table:table-cell>
          <table:table-cell table:formula="of:=([.P66]/[.I66])*[.E66]" office:value-type="currency" office:currency="GBP" office:value="0">
            <text:p>£0.00</text:p>
          </table:table-cell>
          <table:table-cell table:formula="of:=([.P66]/[.I66])*[.F66]" office:value-type="currency" office:currency="GBP" office:value="0">
            <text:p>£0.00</text:p>
          </table:table-cell>
          <table:table-cell table:formula="of:=([.P66]/[.I66])*[.G66]" office:value-type="currency" office:currency="GBP" office:value="0.29">
            <text:p>£0.29</text:p>
          </table:table-cell>
          <table:table-cell table:number-columns-repeated="1002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99027">
            <text:p>1099027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([.D67]+[.E67]+[.F67]+[.G67])*[.$C$68]" office:value-type="float" office:value="20">
            <text:p>20</text:p>
          </table:table-cell>
          <table:table-cell table:formula="of:=IF([.I67]&gt;[.H67]; [.I67]-[.H67];0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office:value-type="currency" office:currency="GBP" office:value="0.44">
            <text:p>£0.440</text:p>
          </table:table-cell>
          <table:table-cell table:formula="of:=CEILING([.I67]/[.K67];1)" office:value-type="float" office:value="20">
            <text:p>20</text:p>
          </table:table-cell>
          <table:table-cell table:style-name="Default" office:value-type="float" office:value="1">
            <text:p>1</text:p>
          </table:table-cell>
          <table:table-cell table:formula="of:=CEILING([.M67]/[.N67];1)*[.N67]" office:value-type="float" office:value="20">
            <text:p>20</text:p>
          </table:table-cell>
          <table:table-cell table:formula="of:=[.O67]*[.L67]" office:value-type="currency" office:currency="GBP" office:value="8.8">
            <text:p>£8.80</text:p>
          </table:table-cell>
          <table:table-cell office:value-type="string">
            <text:p>IDC 16pin Socket (with wings)</text:p>
          </table:table-cell>
          <table:table-cell/>
          <table:table-cell table:formula="of:=([.P67]/[.I67])*[.D67]" office:value-type="currency" office:currency="GBP" office:value="0">
            <text:p>£0.00</text:p>
          </table:table-cell>
          <table:table-cell table:formula="of:=([.P67]/[.I67])*[.E67]" office:value-type="currency" office:currency="GBP" office:value="0">
            <text:p>£0.00</text:p>
          </table:table-cell>
          <table:table-cell table:formula="of:=([.P67]/[.I67])*[.F67]" office:value-type="currency" office:currency="GBP" office:value="0.44">
            <text:p>£0.44</text:p>
          </table:table-cell>
          <table:table-cell table:formula="of:=([.P67]/[.I67])*[.G67]" office:value-type="currency" office:currency="GBP" office:value="0">
            <text:p>£0.00</text:p>
          </table:table-cell>
          <table:table-cell table:number-columns-repeated="1002"/>
        </table:table-row>
        <table:table-row table:style-name="ro3">
          <table:table-cell office:value-type="string">
            <text:p>Number of Boards:</text:p>
          </table:table-cell>
          <table:table-cell/>
          <table:table-cell office:value-type="float" office:value="20">
            <text:p>20</text:p>
          </table:table-cell>
          <table:table-cell table:number-columns-repeated="11"/>
          <table:table-cell office:value-type="string">
            <text:p>total cost:</text:p>
          </table:table-cell>
          <table:table-cell table:formula="of:=SUM([.P2:.P67])" office:value-type="currency" office:currency="GBP" office:value="1028.61">
            <text:p>£1,028.61</text:p>
          </table:table-cell>
          <table:table-cell table:number-columns-repeated="2"/>
          <table:table-cell table:formula="of:=SUM([.S2:.S67])" office:value-type="currency" office:currency="GBP" office:value="11.3101470588235">
            <text:p>£11.31</text:p>
          </table:table-cell>
          <table:table-cell table:formula="of:=SUM([.T2:.T67])" office:value-type="currency" office:currency="GBP" office:value="14.590114973262">
            <text:p>£14.59</text:p>
          </table:table-cell>
          <table:table-cell table:formula="of:=SUM([.U2:.U67])" office:value-type="currency" office:currency="GBP" office:value="6.65786140819964">
            <text:p>£6.66</text:p>
          </table:table-cell>
          <table:table-cell table:formula="of:=SUM([.V2:.V67])" office:value-type="currency" office:currency="GBP" office:value="18.8723765597148">
            <text:p>£18.87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7"/>
          <table:table-cell office:value-type="string">
            <text:p>Totals:</text:p>
          </table:table-cell>
          <table:table-cell table:formula="of:=[.S68]*20" office:value-type="currency" office:currency="GBP" office:value="226.202941176471">
            <text:p>£226.20</text:p>
          </table:table-cell>
          <table:table-cell table:formula="of:=[.T68]*20" office:value-type="currency" office:currency="GBP" office:value="291.802299465241">
            <text:p>£291.80</text:p>
          </table:table-cell>
          <table:table-cell table:formula="of:=[.U68]*20" office:value-type="currency" office:currency="GBP" office:value="133.157228163993">
            <text:p>£133.16</text:p>
          </table:table-cell>
          <table:table-cell table:formula="of:=[.V68]*20" office:value-type="currency" office:currency="GBP" office:value="377.447531194296">
            <text:p>£377.45</text:p>
          </table:table-cell>
          <table:table-cell table:number-columns-repeated="1002"/>
        </table:table-row>
        <table:table-row table:style-name="ro3">
          <table:table-cell table:number-columns-repeated="10"/>
          <table:table-cell table:style-name="ce6" office:value-type="string" table:number-columns-spanned="6" table:number-rows-spanned="3">
            <text:p>These columns (currently K-P) added on 2009-05-18 by plaw to help estimate the 2010 budget</text:p>
          </table:table-cell>
          <table:covered-table-cell table:number-columns-repeated="5"/>
          <table:table-cell/>
          <table:table-cell office:value-type="string">
            <text:p>Total:</text:p>
          </table:table-cell>
          <table:table-cell table:formula="of:=([.S68]+[.T68]+[.U68]+[.V68])*20" office:value-type="currency" office:currency="GBP" office:value="1028.61">
            <text:p>£1,028.61</text:p>
          </table:table-cell>
          <table:table-cell table:number-columns-repeated="1005"/>
        </table:table-row>
        <table:table-row table:style-name="ro3">
          <table:table-cell table:number-columns-repeated="10"/>
          <table:covered-table-cell table:number-columns-repeated="6"/>
          <table:table-cell table:number-columns-repeated="1008"/>
        </table:table-row>
        <table:table-row table:style-name="ro3">
          <table:table-cell table:number-columns-repeated="10"/>
          <table:covered-table-cell table:number-columns-repeated="6"/>
          <table:table-cell table:number-columns-repeated="1008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miscellaneous</text:p>
          </table:table-cell>
          <table:table-cell table:number-columns-repeated="1023"/>
        </table:table-row>
        <table:table-row table:style-name="ro3">
          <table:table-cell/>
          <table:table-cell office:value-type="float" office:value="9337490">
            <text:p>933749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77">
            <text:p>77</text:p>
          </table:table-cell>
          <table:table-cell table:number-columns-repeated="8"/>
          <table:table-cell office:value-type="string">
            <text:p>Resistor 1206 560R 0.125W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9336583">
            <text:p>933658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38">
            <text:p>38</text:p>
          </table:table-cell>
          <table:table-cell table:number-columns-repeated="8"/>
          <table:table-cell office:value-type="string">
            <text:p>Resistor 120647k 0.125W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9337008">
            <text:p>9337008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01">
            <text:p>101</text:p>
          </table:table-cell>
          <table:table-cell table:number-columns-repeated="8"/>
          <table:table-cell office:value-type="string">
            <text:p>Resistor 1206 1k 0.125W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1248154">
            <text:p>124815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8"/>
          <table:table-cell office:value-type="string">
            <text:p>7-Header 7 Way 1 Row straight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1248140">
            <text:p>124814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8"/>
          <table:table-cell office:value-type="string">
            <text:p>2-Header 2-Way 1 Row straight 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215588">
            <text:p>4215588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7">
            <text:p>17</text:p>
          </table:table-cell>
          <table:table-cell table:number-columns-repeated="8"/>
          <table:table-cell office:value-type="string">
            <text:p>Short Spade male connector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215590">
            <text:p>4215590</text:p>
          </table:table-cell>
          <table:table-cell office:value-type="string">
            <text:p>Farnell</text:p>
          </table:table-cell>
          <table:table-cell table:number-columns-repeated="4"/>
          <table:table-cell office:value-type="string">
            <text:p>~100</text:p>
          </table:table-cell>
          <table:table-cell table:number-columns-repeated="8"/>
          <table:table-cell office:value-type="string">
            <text:p>long spade male connector </text:p>
          </table:table-cell>
          <table:table-cell table:number-columns-repeated="1007"/>
        </table:table-row>
        <table:table-row table:style-name="ro3">
          <table:table-cell table:number-columns-repeated="2"/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8"/>
          <table:table-cell office:value-type="string">
            <text:p>Capacitor 63V 1uF Cylindrical Electrolytic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1095673">
            <text:p>109567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9">
            <text:p>29</text:p>
          </table:table-cell>
          <table:table-cell table:number-columns-repeated="8"/>
          <table:table-cell office:value-type="string">
            <text:p>MOSFET N SOT-23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9331247">
            <text:p>9331247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8"/>
          <table:table-cell office:value-type="string">
            <text:p>Resistor 0603 4k7 0.063W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9330984">
            <text:p>933098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8"/>
          <table:table-cell office:value-type="string">
            <text:p>Resistor 0603 30k 0.063W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6122534">
            <text:p>612253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8"/>
          <table:table-cell office:value-type="string">
            <text:p>Resistor 0603 2k7 0.063W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3938220">
            <text:p>393822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8"/>
          <table:table-cell office:value-type="string">
            <text:p>RJ22 Plug Flat </text:p>
          </table:table-cell>
          <table:table-cell table:number-columns-repeated="1007"/>
        </table:table-row>
        <table:table-row table:style-name="ro3">
          <table:table-cell/>
          <table:table-cell office:value-type="string">
            <text:p>TE05302</text:p>
          </table:table-cell>
          <table:table-cell office:value-type="string">
            <text:p>?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8"/>
          <table:table-cell office:value-type="string">
            <text:p>RJ11 Connectors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1217034">
            <text:p>121703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2">
            <text:p>22</text:p>
          </table:table-cell>
          <table:table-cell table:number-columns-repeated="8"/>
          <table:table-cell office:value-type="string">
            <text:p>NES/J Plug 2.1mm</text:p>
          </table:table-cell>
          <table:table-cell table:number-columns-repeated="1007"/>
        </table:table-row>
        <table:table-row table:style-name="ro3" table:number-rows-repeated="6544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currency-style style:name="N112P0" style:volatile="true">
      <number:currency-symbol>$</number:currency-symbol>
      <number:number number:decimal-places="2" number:min-integer-digits="1" number:grouping="true"/>
    </number:currency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date-style style:name="N113">
      <number:month number:textual="true"/>
      <number:text>-</number:text>
      <number:year/>
    </number:date-style>
    <number:number-style style:name="N115P0" style:volatile="true">
      <number:number number:decimal-places="0" number:min-integer-digits="1" number:grouping="true"/>
      <number:text>_ </number:text>
    </number:number-style>
    <number:number-style style:name="N115">
      <number:text>[Red]-</number:text>
      <number:number number:decimal-places="0" number:min-integer-digits="1" number:grouping="true"/>
      <number:text> </number:text>
      <style:map style:condition="value()&gt;=0" style:apply-style-name="N115P0"/>
    </number:number-style>
    <number:number-style style:name="N116">
      <number:number number:decimal-places="1" number:min-integer-digits="1"/>
    </number:number-style>
    <number:currency-style style:name="N118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2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3">03/06/2009</text:date>, <text:time>13:5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opher Cross</meta:initial-creator>
    <meta:creation-date>2008-12-31T15:18:34</meta:creation-date>
    <dc:date>2009-06-03T13:51:47</dc:date>
    <meta:editing-duration>PT25H35M03S</meta:editing-duration>
    <meta:editing-cycles>109</meta:editing-cycles>
    <meta:generator>OpenOffice.org/3.0$Linux OpenOffice.org_project/300m15$Build-9379</meta:generator>
    <dc:creator>Christopher Cross</dc:creator>
    <meta:document-statistic meta:table-count="1" meta:cell-count="1492" meta:object-count="0"/>
    <meta:user-defined meta:name="Info 1"/>
    <meta:user-defined meta:name="Info 2"/>
    <meta:user-defined meta:name="Info 3"/>
    <meta:user-defined meta:name="Info 4"/>
  </office:meta>
</office:document-meta>
</file>